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officeooo:paragraph-rsid="00931601"/>
    </style:style>
    <style:style style:name="P110" style:family="paragraph" style:parent-style-name="Standard">
      <style:paragraph-properties fo:text-align="start" style:justify-single-word="false"/>
      <style:text-properties officeooo:paragraph-rsid="0063a4d7"/>
    </style:style>
    <style:style style:name="P111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3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1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60e74" style:font-size-asian="14pt" style:font-size-complex="16pt"/>
    </style:style>
    <style:style style:name="P1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8be5c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11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0a7099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dbedd"/>
    </style:style>
    <style:style style:name="T18" style:family="text">
      <style:text-properties fo:color="#c9211e" loext:opacity="100%" style:font-name="Futura Std Condensed" officeooo:rsid="000e06bf"/>
    </style:style>
    <style:style style:name="T19" style:family="text">
      <style:text-properties fo:color="#c9211e" loext:opacity="100%" style:font-name="Futura Std Condensed" officeooo:rsid="001362f7"/>
    </style:style>
    <style:style style:name="T20" style:family="text">
      <style:text-properties fo:color="#c9211e" loext:opacity="100%" style:font-name="Futura Std Condensed" officeooo:rsid="0013b1f0"/>
    </style:style>
    <style:style style:name="T21" style:family="text">
      <style:text-properties fo:color="#c9211e" loext:opacity="100%" style:font-name="Futura Std Condensed" officeooo:rsid="0014442c"/>
    </style:style>
    <style:style style:name="T22" style:family="text">
      <style:text-properties fo:color="#c9211e" loext:opacity="100%" style:font-name="Futura Std Condensed" officeooo:rsid="00145467"/>
    </style:style>
    <style:style style:name="T23" style:family="text">
      <style:text-properties fo:color="#c9211e" loext:opacity="100%" style:font-name="Futura Std Condensed" officeooo:rsid="00155c6b"/>
    </style:style>
    <style:style style:name="T24" style:family="text">
      <style:text-properties fo:color="#c9211e" loext:opacity="100%" style:font-name="Futura Std Condensed" officeooo:rsid="0018b4d5"/>
    </style:style>
    <style:style style:name="T25" style:family="text">
      <style:text-properties fo:color="#c9211e" loext:opacity="100%" style:font-name="Futura Std Condensed" officeooo:rsid="0018c4ea"/>
    </style:style>
    <style:style style:name="T26" style:family="text">
      <style:text-properties fo:color="#c9211e" loext:opacity="100%" style:font-name="Futura Std Condensed" officeooo:rsid="001a20db"/>
    </style:style>
    <style:style style:name="T27" style:family="text">
      <style:text-properties fo:color="#c9211e" loext:opacity="100%" style:font-name="Futura Std Condensed" officeooo:rsid="001c6e04"/>
    </style:style>
    <style:style style:name="T28" style:family="text">
      <style:text-properties fo:color="#c9211e" loext:opacity="100%" style:font-name="Futura Std Condensed" officeooo:rsid="001d91d9"/>
    </style:style>
    <style:style style:name="T29" style:family="text">
      <style:text-properties fo:color="#c9211e" loext:opacity="100%" style:font-name="Futura Std Condensed" officeooo:rsid="00202faa"/>
    </style:style>
    <style:style style:name="T30" style:family="text">
      <style:text-properties fo:color="#c9211e" loext:opacity="100%" style:font-name="Futura Std Condensed" officeooo:rsid="002104e7"/>
    </style:style>
    <style:style style:name="T31" style:family="text">
      <style:text-properties fo:color="#c9211e" loext:opacity="100%" style:font-name="Futura Std Condensed" officeooo:rsid="001ec6f4"/>
    </style:style>
    <style:style style:name="T32" style:family="text">
      <style:text-properties fo:color="#c9211e" loext:opacity="100%" style:font-name="Futura Std Condensed" officeooo:rsid="002b15d7"/>
    </style:style>
    <style:style style:name="T33" style:family="text">
      <style:text-properties fo:color="#c9211e" loext:opacity="100%" style:font-name="Futura Std Condensed" officeooo:rsid="00324fc3"/>
    </style:style>
    <style:style style:name="T34" style:family="text">
      <style:text-properties fo:color="#c9211e" loext:opacity="100%" style:font-name="Futura Std Condensed" officeooo:rsid="003600f1"/>
    </style:style>
    <style:style style:name="T35" style:family="text">
      <style:text-properties fo:color="#c9211e" loext:opacity="100%" style:font-name="Futura Std Condensed" officeooo:rsid="00254600"/>
    </style:style>
    <style:style style:name="T36" style:family="text">
      <style:text-properties fo:color="#c9211e" loext:opacity="100%" style:font-name="Futura Std Condensed" officeooo:rsid="00271d54"/>
    </style:style>
    <style:style style:name="T37" style:family="text">
      <style:text-properties fo:color="#c9211e" loext:opacity="100%" style:font-name="Futura Std Condensed" officeooo:rsid="00291794"/>
    </style:style>
    <style:style style:name="T38" style:family="text">
      <style:text-properties fo:color="#c9211e" loext:opacity="100%" style:font-name="Futura Std Condensed" officeooo:rsid="002c96b5"/>
    </style:style>
    <style:style style:name="T39" style:family="text">
      <style:text-properties fo:color="#c9211e" loext:opacity="100%" style:font-name="Futura Std Condensed" officeooo:rsid="002f6e18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5" style:family="text">
      <style:text-properties fo:color="#c9211e" loext:opacity="100%" style:font-name="Futura Std Condensed" officeooo:rsid="0035b9c5"/>
    </style:style>
    <style:style style:name="T56" style:family="text">
      <style:text-properties fo:color="#c9211e" loext:opacity="100%" style:font-name="Futura Std Condensed" officeooo:rsid="003e9bc7"/>
    </style:style>
    <style:style style:name="T57" style:family="text">
      <style:text-properties fo:color="#c9211e" loext:opacity="100%" style:font-name="Futura Std Condensed" officeooo:rsid="0043e337"/>
    </style:style>
    <style:style style:name="T58" style:family="text">
      <style:text-properties fo:color="#c9211e" loext:opacity="100%" style:font-name="Futura Std Condensed" officeooo:rsid="0048922a"/>
    </style:style>
    <style:style style:name="T59" style:family="text">
      <style:text-properties fo:color="#c9211e" loext:opacity="100%" style:font-name="Futura Std Condensed" officeooo:rsid="004b5574"/>
    </style:style>
    <style:style style:name="T60" style:family="text">
      <style:text-properties fo:color="#c9211e" loext:opacity="100%" style:font-name="Futura Std Condensed" officeooo:rsid="004e68bd"/>
    </style:style>
    <style:style style:name="T61" style:family="text">
      <style:text-properties fo:color="#c9211e" loext:opacity="100%" style:font-name="Futura Std Condensed" officeooo:rsid="004f4fd7"/>
    </style:style>
    <style:style style:name="T62" style:family="text">
      <style:text-properties fo:color="#c9211e" loext:opacity="100%" style:font-name="Futura Std Condensed" officeooo:rsid="00509422"/>
    </style:style>
    <style:style style:name="T63" style:family="text">
      <style:text-properties fo:color="#c9211e" loext:opacity="100%" style:font-name="Futura Std Condensed" officeooo:rsid="005170e5"/>
    </style:style>
    <style:style style:name="T64" style:family="text">
      <style:text-properties fo:color="#c9211e" loext:opacity="100%" style:font-name="Futura Std Condensed" officeooo:rsid="00530c9e"/>
    </style:style>
    <style:style style:name="T65" style:family="text">
      <style:text-properties fo:color="#c9211e" loext:opacity="100%" style:font-name="Futura Std Condensed" officeooo:rsid="0058a901"/>
    </style:style>
    <style:style style:name="T66" style:family="text">
      <style:text-properties fo:color="#c9211e" loext:opacity="100%" style:font-name="Futura Std Condensed" officeooo:rsid="005a6b4c"/>
    </style:style>
    <style:style style:name="T67" style:family="text">
      <style:text-properties fo:color="#c9211e" loext:opacity="100%" style:font-name="Futura Std Condensed" officeooo:rsid="005ac6ad"/>
    </style:style>
    <style:style style:name="T68" style:family="text">
      <style:text-properties fo:color="#c9211e" loext:opacity="100%" style:font-name="Futura Std Condensed" officeooo:rsid="005ad40e"/>
    </style:style>
    <style:style style:name="T69" style:family="text">
      <style:text-properties fo:color="#c9211e" loext:opacity="100%" style:font-name="Futura Std Condensed" officeooo:rsid="005b5999"/>
    </style:style>
    <style:style style:name="T70" style:family="text">
      <style:text-properties fo:color="#c9211e" loext:opacity="100%" style:font-name="Futura Std Condensed" officeooo:rsid="005c7fa8"/>
    </style:style>
    <style:style style:name="T71" style:family="text">
      <style:text-properties fo:color="#c9211e" loext:opacity="100%" style:font-name="Futura Std Condensed" officeooo:rsid="005d8a45"/>
    </style:style>
    <style:style style:name="T72" style:family="text">
      <style:text-properties fo:color="#c9211e" loext:opacity="100%" style:font-name="Futura Std Condensed" officeooo:rsid="00608b0f"/>
    </style:style>
    <style:style style:name="T73" style:family="text">
      <style:text-properties fo:color="#c9211e" loext:opacity="100%" style:font-name="Futura Std Condensed" officeooo:rsid="0061e677"/>
    </style:style>
    <style:style style:name="T74" style:family="text">
      <style:text-properties fo:color="#c9211e" loext:opacity="100%" style:font-name="Futura Std Condensed" officeooo:rsid="0069a474"/>
    </style:style>
    <style:style style:name="T75" style:family="text">
      <style:text-properties fo:color="#c9211e" loext:opacity="100%" style:font-name="Futura Std Condensed" officeooo:rsid="00757a7e"/>
    </style:style>
    <style:style style:name="T76" style:family="text">
      <style:text-properties fo:color="#c9211e" loext:opacity="100%" style:font-name="Futura Std Condensed" officeooo:rsid="00811ecb"/>
    </style:style>
    <style:style style:name="T77" style:family="text">
      <style:text-properties fo:color="#c9211e" loext:opacity="100%" style:font-name="Futura Std Condensed" officeooo:rsid="0082b1fc"/>
    </style:style>
    <style:style style:name="T78" style:family="text">
      <style:text-properties fo:color="#c9211e" loext:opacity="100%" style:font-name="Futura Std Condensed" officeooo:rsid="008bfe80"/>
    </style:style>
    <style:style style:name="T79" style:family="text">
      <style:text-properties fo:color="#c9211e" loext:opacity="100%" style:font-name="Futura Std Condensed" officeooo:rsid="007dbde0"/>
    </style:style>
    <style:style style:name="T80" style:family="text">
      <style:text-properties fo:color="#c9211e" loext:opacity="100%" style:font-name="Futura Std Condensed" officeooo:rsid="007f1654"/>
    </style:style>
    <style:style style:name="T81" style:family="text">
      <style:text-properties fo:color="#c9211e" loext:opacity="100%" style:font-name="Futura Std Condensed" officeooo:rsid="0081581d"/>
    </style:style>
    <style:style style:name="T82" style:family="text">
      <style:text-properties fo:color="#c9211e" loext:opacity="100%" style:font-name="Futura Std Condensed" officeooo:rsid="009437be"/>
    </style:style>
    <style:style style:name="T83" style:family="text">
      <style:text-properties fo:color="#c9211e" loext:opacity="100%" style:font-name="Futura Std Condensed" officeooo:rsid="0096314b"/>
    </style:style>
    <style:style style:name="T84" style:family="text">
      <style:text-properties fo:color="#c9211e" loext:opacity="100%" style:font-name="Futura Std Condensed" officeooo:rsid="0099caad"/>
    </style:style>
    <style:style style:name="T85" style:family="text">
      <style:text-properties fo:color="#c9211e" loext:opacity="100%" style:font-name="Futura Std Condensed" officeooo:rsid="009baf7e"/>
    </style:style>
    <style:style style:name="T86" style:family="text">
      <style:text-properties fo:color="#c9211e" loext:opacity="100%" style:font-name="Futura Std Condensed" officeooo:rsid="009cb617"/>
    </style:style>
    <style:style style:name="T87" style:family="text">
      <style:text-properties fo:color="#c9211e" loext:opacity="100%" style:font-name="Futura Std Condensed" officeooo:rsid="00a0f062"/>
    </style:style>
    <style:style style:name="T88" style:family="text">
      <style:text-properties fo:color="#c9211e" loext:opacity="100%" style:font-name="Futura Std Condensed" officeooo:rsid="00a14b40"/>
    </style:style>
    <style:style style:name="T89" style:family="text">
      <style:text-properties fo:color="#c9211e" loext:opacity="100%" style:font-name="Futura Std Condensed" officeooo:rsid="00a27b36"/>
    </style:style>
    <style:style style:name="T90" style:family="text">
      <style:text-properties fo:color="#c9211e" loext:opacity="100%" style:font-name="Futura Std Condensed" style:text-underline-style="none" officeooo:rsid="00a9979f"/>
    </style:style>
    <style:style style:name="T91" style:family="text">
      <style:text-properties fo:color="#c9211e" loext:opacity="100%" style:font-name="Futura Std Condensed" style:text-underline-style="none" officeooo:rsid="01002c5e"/>
    </style:style>
    <style:style style:name="T92" style:family="text">
      <style:text-properties fo:color="#c9211e" loext:opacity="100%" style:font-name="Futura Std Condensed" style:text-underline-style="none" officeooo:rsid="00e9a091"/>
    </style:style>
    <style:style style:name="T93" style:family="text">
      <style:text-properties fo:color="#c9211e" loext:opacity="100%" style:font-name="Futura Std Condensed" style:text-underline-style="none" officeooo:rsid="01060e74"/>
    </style:style>
    <style:style style:name="T94" style:family="text">
      <style:text-properties fo:color="#c9211e" loext:opacity="100%" style:font-name="Futura Std Condensed" officeooo:rsid="00b3984f"/>
    </style:style>
    <style:style style:name="T95" style:family="text">
      <style:text-properties fo:color="#c9211e" loext:opacity="100%" style:font-name="Futura Std Condensed" officeooo:rsid="00b55d25"/>
    </style:style>
    <style:style style:name="T96" style:family="text">
      <style:text-properties fo:color="#c9211e" loext:opacity="100%" style:font-name="Futura Std Condensed" officeooo:rsid="00b7387a"/>
    </style:style>
    <style:style style:name="T97" style:family="text">
      <style:text-properties fo:color="#c9211e" loext:opacity="100%" style:font-name="Futura Std Condensed" officeooo:rsid="00c8a72c"/>
    </style:style>
    <style:style style:name="T98" style:family="text">
      <style:text-properties fo:color="#c9211e" loext:opacity="100%" style:font-name="Futura Std Condensed" officeooo:rsid="00d63b95"/>
    </style:style>
    <style:style style:name="T99" style:family="text">
      <style:text-properties fo:color="#c9211e" loext:opacity="100%" style:font-name="Futura Std Condensed" officeooo:rsid="00d87f02"/>
    </style:style>
    <style:style style:name="T100" style:family="text">
      <style:text-properties fo:color="#c9211e" loext:opacity="100%" style:font-name="Futura Std Condensed" officeooo:rsid="00d9cd79"/>
    </style:style>
    <style:style style:name="T101" style:family="text">
      <style:text-properties fo:color="#c9211e" loext:opacity="100%" style:font-name="Futura Std Condensed" officeooo:rsid="00de2205"/>
    </style:style>
    <style:style style:name="T102" style:family="text">
      <style:text-properties fo:color="#c9211e" loext:opacity="100%" style:font-name="Futura Std Condensed" officeooo:rsid="00e2218e"/>
    </style:style>
    <style:style style:name="T103" style:family="text">
      <style:text-properties fo:color="#c9211e" loext:opacity="100%" style:font-name="Futura Std Condensed" officeooo:rsid="00abe24d"/>
    </style:style>
    <style:style style:name="T104" style:family="text">
      <style:text-properties fo:color="#c9211e" loext:opacity="100%" style:font-name="Futura Std Condensed" officeooo:rsid="00e112ed"/>
    </style:style>
    <style:style style:name="T105" style:family="text">
      <style:text-properties fo:color="#c9211e" loext:opacity="100%" style:font-name="Futura Std Condensed" officeooo:rsid="00ebffaf"/>
    </style:style>
    <style:style style:name="T106" style:family="text">
      <style:text-properties fo:color="#c9211e" loext:opacity="100%" style:font-name="Futura Std Condensed" officeooo:rsid="00fd7b76"/>
    </style:style>
    <style:style style:name="T107" style:family="text">
      <style:text-properties fo:color="#c9211e" loext:opacity="100%" style:font-name="Futura Std Condensed" officeooo:rsid="0100e0b0"/>
    </style:style>
    <style:style style:name="T108" style:family="text">
      <style:text-properties fo:color="#c9211e" loext:opacity="100%" style:font-name="Futura Std Condensed" officeooo:rsid="0102d0e2"/>
    </style:style>
    <style:style style:name="T109" style:family="text">
      <style:text-properties fo:color="#c9211e" loext:opacity="100%" style:font-name="Futura Std Condensed" officeooo:rsid="01060e74"/>
    </style:style>
    <style:style style:name="T110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11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2" style:family="text">
      <style:text-properties fo:color="#c9211e" loext:opacity="100%" officeooo:rsid="0051c2f4"/>
    </style:style>
    <style:style style:name="T113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4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5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6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7" style:family="text">
      <style:text-properties fo:color="#c9211e" loext:opacity="100%" officeooo:rsid="0053acd1"/>
    </style:style>
    <style:style style:name="T118" style:family="text">
      <style:text-properties fo:color="#c9211e" loext:opacity="100%" officeooo:rsid="0100e0b0"/>
    </style:style>
    <style:style style:name="T119" style:family="text">
      <style:text-properties fo:color="#c9211e" loext:opacity="100%" style:text-line-through-style="solid" style:text-line-through-type="single" style:font-name="Futura Std Condensed" officeooo:rsid="00291794"/>
    </style:style>
    <style:style style:name="T120" style:family="text">
      <style:text-properties fo:color="#c9211e" loext:opacity="100%" style:text-line-through-style="solid" style:text-line-through-type="single" style:font-name="Futura Std Condensed" officeooo:rsid="00271d54"/>
    </style:style>
    <style:style style:name="T121" style:family="text">
      <style:text-properties fo:color="#c9211e" loext:opacity="100%" style:text-line-through-style="solid" style:text-line-through-type="single" style:font-name="Futura Std Condensed" officeooo:rsid="00324fc3"/>
    </style:style>
    <style:style style:name="T122" style:family="text">
      <style:text-properties fo:color="#c9211e" loext:opacity="100%" style:text-line-through-style="solid" style:text-line-through-type="single" style:font-name="Futura Std Condensed" officeooo:rsid="002b15d7"/>
    </style:style>
    <style:style style:name="T123" style:family="text">
      <style:text-properties fo:color="#c9211e" loext:opacity="100%" style:font-name="Futura Std Condensed Light1" style:text-underline-style="none" officeooo:rsid="00e9a091"/>
    </style:style>
    <style:style style:name="T124" style:family="text">
      <style:text-properties fo:color="#c9211e" loext:opacity="100%" style:font-name="Futura Std Condensed Light1" style:text-underline-style="none" officeooo:rsid="01060e74"/>
    </style:style>
    <style:style style:name="T125" style:family="text">
      <style:text-properties fo:color="#c9211e" loext:opacity="100%" style:font-name="Futura Std Condensed "/>
    </style:style>
    <style:style style:name="T126" style:family="text">
      <style:text-properties fo:color="#c9211e" loext:opacity="100%" style:font-name="Futura Std Condensed " officeooo:rsid="0108be5c"/>
    </style:style>
    <style:style style:name="T127" style:family="text">
      <style:text-properties officeooo:rsid="001362f7"/>
    </style:style>
    <style:style style:name="T128" style:family="text">
      <style:text-properties fo:color="#000000" loext:opacity="100%"/>
    </style:style>
    <style:style style:name="T129" style:family="text">
      <style:text-properties fo:color="#000000" loext:opacity="100%" officeooo:rsid="000f8f6a"/>
    </style:style>
    <style:style style:name="T130" style:family="text">
      <style:text-properties fo:color="#000000" loext:opacity="100%" officeooo:rsid="001362f7"/>
    </style:style>
    <style:style style:name="T131" style:family="text">
      <style:text-properties fo:color="#000000" loext:opacity="100%" officeooo:rsid="0013b1f0"/>
    </style:style>
    <style:style style:name="T132" style:family="text">
      <style:text-properties fo:color="#000000" loext:opacity="100%" style:text-underline-style="solid" style:text-underline-width="auto" style:text-underline-color="font-color"/>
    </style:style>
    <style:style style:name="T133" style:family="text">
      <style:text-properties fo:color="#000000" loext:opacity="100%" style:text-underline-style="solid" style:text-underline-width="auto" style:text-underline-color="font-color" officeooo:rsid="0013b1f0"/>
    </style:style>
    <style:style style:name="T134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5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6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7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8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4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4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4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4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6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7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8" style:family="text">
      <style:text-properties fo:color="#000000" loext:opacity="100%" officeooo:rsid="0014442c"/>
    </style:style>
    <style:style style:name="T149" style:family="text">
      <style:text-properties fo:color="#000000" loext:opacity="100%" officeooo:rsid="0018b4d5"/>
    </style:style>
    <style:style style:name="T150" style:family="text">
      <style:text-properties fo:color="#000000" loext:opacity="100%" style:font-name="Futura Std Condensed Light1"/>
    </style:style>
    <style:style style:name="T151" style:family="text">
      <style:text-properties fo:color="#000000" loext:opacity="100%" style:font-name="Futura Std Condensed Light1" officeooo:rsid="0035b9c5"/>
    </style:style>
    <style:style style:name="T152" style:family="text">
      <style:text-properties fo:color="#000000" loext:opacity="100%" style:font-name="Futura Std Condensed Light1" officeooo:rsid="0057759a"/>
    </style:style>
    <style:style style:name="T153" style:family="text">
      <style:text-properties fo:color="#000000" loext:opacity="100%" style:font-name="Futura Std Condensed Light1" officeooo:rsid="0051c2f4"/>
    </style:style>
    <style:style style:name="T154" style:family="text">
      <style:text-properties fo:color="#000000" loext:opacity="100%" style:font-name="Futura Std Condensed Light1" officeooo:rsid="00525e1c"/>
    </style:style>
    <style:style style:name="T15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60" style:family="text">
      <style:text-properties fo:color="#000000" loext:opacity="100%" style:font-name="Futura Std Condensed Light1" officeooo:rsid="009437be"/>
    </style:style>
    <style:style style:name="T161" style:family="text">
      <style:text-properties fo:color="#000000" loext:opacity="100%" style:font-name="Futura Std Condensed Light1" officeooo:rsid="00ad72a6"/>
    </style:style>
    <style:style style:name="T162" style:family="text">
      <style:text-properties fo:color="#000000" loext:opacity="100%" style:font-name="Futura Std Condensed Light1" officeooo:rsid="00ae7c16"/>
    </style:style>
    <style:style style:name="T163" style:family="text">
      <style:text-properties fo:color="#000000" loext:opacity="100%" style:font-name="Futura Std Condensed Light1" officeooo:rsid="00b3984f"/>
    </style:style>
    <style:style style:name="T164" style:family="text">
      <style:text-properties fo:color="#000000" loext:opacity="100%" style:font-name="Futura Std Condensed Light1" officeooo:rsid="00b55d25"/>
    </style:style>
    <style:style style:name="T165" style:family="text">
      <style:text-properties fo:color="#000000" loext:opacity="100%" style:font-name="Futura Std Condensed Light1" officeooo:rsid="00c84595"/>
    </style:style>
    <style:style style:name="T166" style:family="text">
      <style:text-properties fo:color="#000000" loext:opacity="100%" style:font-name="Futura Std Condensed Light1" officeooo:rsid="00d7a278"/>
    </style:style>
    <style:style style:name="T167" style:family="text">
      <style:text-properties fo:color="#000000" loext:opacity="100%" style:font-name="Futura Std Condensed Light1" officeooo:rsid="00d87f02"/>
    </style:style>
    <style:style style:name="T168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9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0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1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72" style:family="text">
      <style:text-properties fo:color="#000000" loext:opacity="100%" style:font-name="Futura Std Condensed Light1" officeooo:rsid="0100e0b0"/>
    </style:style>
    <style:style style:name="T173" style:family="text">
      <style:text-properties fo:color="#000000" loext:opacity="100%" officeooo:rsid="00271d54"/>
    </style:style>
    <style:style style:name="T174" style:family="text">
      <style:text-properties fo:color="#000000" loext:opacity="100%" officeooo:rsid="002b15d7"/>
    </style:style>
    <style:style style:name="T175" style:family="text">
      <style:text-properties fo:color="#000000" loext:opacity="100%" officeooo:rsid="002c96b5"/>
    </style:style>
    <style:style style:name="T176" style:family="text">
      <style:text-properties fo:color="#000000" loext:opacity="100%" officeooo:rsid="002f6e18"/>
    </style:style>
    <style:style style:name="T177" style:family="text">
      <style:text-properties fo:color="#000000" loext:opacity="100%" officeooo:rsid="0031047f"/>
    </style:style>
    <style:style style:name="T178" style:family="text">
      <style:text-properties fo:color="#000000" loext:opacity="100%" officeooo:rsid="00386cd6"/>
    </style:style>
    <style:style style:name="T179" style:family="text">
      <style:text-properties fo:color="#000000" loext:opacity="100%" officeooo:rsid="00425146"/>
    </style:style>
    <style:style style:name="T180" style:family="text">
      <style:text-properties fo:color="#000000" loext:opacity="100%" officeooo:rsid="004f4fd7"/>
    </style:style>
    <style:style style:name="T181" style:family="text">
      <style:text-properties fo:color="#000000" loext:opacity="100%" officeooo:rsid="00530c9e"/>
    </style:style>
    <style:style style:name="T182" style:family="text">
      <style:text-properties fo:color="#000000" loext:opacity="100%" officeooo:rsid="0053acd1"/>
    </style:style>
    <style:style style:name="T183" style:family="text">
      <style:text-properties fo:color="#000000" loext:opacity="100%" officeooo:rsid="001d91d9"/>
    </style:style>
    <style:style style:name="T184" style:family="text">
      <style:text-properties fo:color="#000000" loext:opacity="100%" officeooo:rsid="001c6e04"/>
    </style:style>
    <style:style style:name="T185" style:family="text">
      <style:text-properties fo:color="#000000" loext:opacity="100%" officeooo:rsid="001ec6f4"/>
    </style:style>
    <style:style style:name="T186" style:family="text">
      <style:text-properties fo:color="#000000" loext:opacity="100%" officeooo:rsid="0021ae3f"/>
    </style:style>
    <style:style style:name="T187" style:family="text">
      <style:text-properties fo:color="#000000" loext:opacity="100%" officeooo:rsid="005ac6ad"/>
    </style:style>
    <style:style style:name="T188" style:family="text">
      <style:text-properties fo:color="#000000" loext:opacity="100%" officeooo:rsid="005ad40e"/>
    </style:style>
    <style:style style:name="T189" style:family="text">
      <style:text-properties fo:color="#000000" loext:opacity="100%" style:font-name="Futura Std Condensed"/>
    </style:style>
    <style:style style:name="T190" style:family="text">
      <style:text-properties fo:color="#000000" loext:opacity="100%" style:font-name="Futura Std Condensed" officeooo:rsid="002f6e18"/>
    </style:style>
    <style:style style:name="T191" style:family="text">
      <style:text-properties fo:color="#000000" loext:opacity="100%" style:font-name="Futura Std Condensed" style:text-underline-style="none" officeooo:rsid="00f9979f"/>
    </style:style>
    <style:style style:name="T192" style:family="text">
      <style:text-properties fo:color="#000000" loext:opacity="100%" style:font-name="Futura Std Condensed" style:text-underline-style="none" officeooo:rsid="00e9a091"/>
    </style:style>
    <style:style style:name="T193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94" style:family="text">
      <style:text-properties fo:color="#000000" loext:opacity="100%" officeooo:rsid="008616df"/>
    </style:style>
    <style:style style:name="T195" style:family="text">
      <style:text-properties fo:color="#000000" loext:opacity="100%" officeooo:rsid="00880d2b"/>
    </style:style>
    <style:style style:name="T196" style:family="text">
      <style:text-properties fo:color="#000000" loext:opacity="100%" officeooo:rsid="0018c4ea"/>
    </style:style>
    <style:style style:name="T197" style:family="text">
      <style:text-properties fo:color="#000000" loext:opacity="100%" style:text-underline-style="none" officeooo:rsid="0013b1f0"/>
    </style:style>
    <style:style style:name="T198" style:family="text">
      <style:text-properties fo:color="#000000" loext:opacity="100%" style:text-underline-style="none" officeooo:rsid="000f8f6a"/>
    </style:style>
    <style:style style:name="T199" style:family="text">
      <style:text-properties fo:color="#000000" loext:opacity="100%" style:text-underline-style="none" officeooo:rsid="00271d54"/>
    </style:style>
    <style:style style:name="T200" style:family="text">
      <style:text-properties fo:color="#000000" loext:opacity="100%" style:text-underline-style="none" officeooo:rsid="00ca4724"/>
    </style:style>
    <style:style style:name="T201" style:family="text">
      <style:text-properties fo:color="#000000" loext:opacity="100%" style:text-underline-style="none" officeooo:rsid="00e2218e"/>
    </style:style>
    <style:style style:name="T202" style:family="text">
      <style:text-properties fo:color="#000000" loext:opacity="100%" style:text-underline-style="none" officeooo:rsid="002f6e18"/>
    </style:style>
    <style:style style:name="T203" style:family="text">
      <style:text-properties fo:color="#000000" loext:opacity="100%" style:text-underline-style="none" officeooo:rsid="00e9a091"/>
    </style:style>
    <style:style style:name="T204" style:family="text">
      <style:text-properties fo:color="#000000" loext:opacity="100%" officeooo:rsid="008b52c7"/>
    </style:style>
    <style:style style:name="T205" style:family="text">
      <style:text-properties fo:color="#000000" loext:opacity="100%" officeooo:rsid="008cab49"/>
    </style:style>
    <style:style style:name="T206" style:family="text">
      <style:text-properties fo:color="#000000" loext:opacity="100%" officeooo:rsid="007dbde0"/>
    </style:style>
    <style:style style:name="T207" style:family="text">
      <style:text-properties fo:color="#000000" loext:opacity="100%" officeooo:rsid="0081581d"/>
    </style:style>
    <style:style style:name="T208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09" style:family="text">
      <style:text-properties fo:color="#000000" loext:opacity="100%" officeooo:rsid="0097a307"/>
    </style:style>
    <style:style style:name="T210" style:family="text">
      <style:text-properties fo:color="#000000" loext:opacity="100%" officeooo:rsid="009cb617"/>
    </style:style>
    <style:style style:name="T211" style:family="text">
      <style:text-properties fo:color="#000000" loext:opacity="100%" officeooo:rsid="0058a901"/>
    </style:style>
    <style:style style:name="T212" style:family="text">
      <style:text-properties fo:color="#000000" loext:opacity="100%" officeooo:rsid="00a27b36"/>
    </style:style>
    <style:style style:name="T213" style:family="text">
      <style:text-properties fo:color="#000000" loext:opacity="100%" officeooo:rsid="00a46215"/>
    </style:style>
    <style:style style:name="T214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15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16" style:family="text">
      <style:text-properties fo:color="#000000" loext:opacity="100%" officeooo:rsid="004190e1"/>
    </style:style>
    <style:style style:name="T217" style:family="text">
      <style:text-properties fo:color="#000000" loext:opacity="100%" officeooo:rsid="006a92be"/>
    </style:style>
    <style:style style:name="T218" style:family="text">
      <style:text-properties fo:color="#000000" loext:opacity="100%" officeooo:rsid="00c84595"/>
    </style:style>
    <style:style style:name="T219" style:family="text">
      <style:text-properties fo:color="#000000" loext:opacity="100%" officeooo:rsid="00d87f02"/>
    </style:style>
    <style:style style:name="T220" style:family="text">
      <style:text-properties fo:color="#000000" loext:opacity="100%" officeooo:rsid="00d9cd79"/>
    </style:style>
    <style:style style:name="T221" style:family="text">
      <style:text-properties fo:color="#000000" loext:opacity="100%" officeooo:rsid="00dcc94b"/>
    </style:style>
    <style:style style:name="T222" style:family="text">
      <style:text-properties fo:color="#000000" loext:opacity="100%" officeooo:rsid="00de2205"/>
    </style:style>
    <style:style style:name="T223" style:family="text">
      <style:text-properties fo:color="#000000" loext:opacity="100%" officeooo:rsid="00ebffaf"/>
    </style:style>
    <style:style style:name="T224" style:family="text">
      <style:text-properties fo:color="#000000" loext:opacity="100%" officeooo:rsid="00e69496"/>
    </style:style>
    <style:style style:name="T225" style:family="text">
      <style:text-properties fo:color="#000000" loext:opacity="100%" officeooo:rsid="00e83d4d"/>
    </style:style>
    <style:style style:name="T226" style:family="text">
      <style:text-properties fo:color="#000000" loext:opacity="100%" officeooo:rsid="00e4b10a"/>
    </style:style>
    <style:style style:name="T227" style:family="text">
      <style:text-properties fo:color="#000000" loext:opacity="100%" officeooo:rsid="00d7a278"/>
    </style:style>
    <style:style style:name="T228" style:family="text">
      <style:text-properties fo:color="#000000" loext:opacity="100%" officeooo:rsid="00fd7b76"/>
    </style:style>
    <style:style style:name="T229" style:family="text">
      <style:text-properties fo:color="#000000" loext:opacity="100%" officeooo:rsid="00ff1f5e"/>
    </style:style>
    <style:style style:name="T230" style:family="text">
      <style:text-properties fo:color="#000000" loext:opacity="100%" style:text-line-through-style="none" style:text-line-through-type="none" officeooo:rsid="002b15d7"/>
    </style:style>
    <style:style style:name="T231" style:family="text">
      <style:text-properties fo:color="#000000" loext:opacity="100%" style:text-line-through-style="none" style:text-line-through-type="none" officeooo:rsid="010139ec"/>
    </style:style>
    <style:style style:name="T232" style:family="text">
      <style:text-properties fo:color="#000000" loext:opacity="100%" style:text-line-through-style="none" style:text-line-through-type="none" officeooo:rsid="0102d0e2"/>
    </style:style>
    <style:style style:name="T233" style:family="text">
      <style:text-properties fo:color="#000000" loext:opacity="100%" style:font-name="Futura Std Condensed Light1" officeooo:rsid="0108be5c"/>
    </style:style>
    <style:style style:name="T234" style:family="text">
      <style:text-properties fo:color="#000000" loext:opacity="100%" style:font-name="Futura Std Condensed Light1" style:text-underline-style="none" officeooo:rsid="00e9a091"/>
    </style:style>
    <style:style style:name="T235" style:family="text">
      <style:text-properties fo:color="#000000" loext:opacity="100%" style:font-name="Futura Std Condensed Light1" style:text-underline-style="none" officeooo:rsid="010a7099"/>
    </style:style>
    <style:style style:name="T236" style:family="text">
      <style:text-properties fo:color="#000000" loext:opacity="100%" officeooo:rsid="0108be5c"/>
    </style:style>
    <style:style style:name="T237" style:family="text">
      <style:text-properties officeooo:rsid="0013b1f0"/>
    </style:style>
    <style:style style:name="T238" style:family="text">
      <style:text-properties style:text-underline-style="solid" style:text-underline-width="auto" style:text-underline-color="font-color" officeooo:rsid="0013b1f0"/>
    </style:style>
    <style:style style:name="T239" style:family="text">
      <style:text-properties style:text-underline-style="solid" style:text-underline-width="auto" style:text-underline-color="font-color" officeooo:rsid="001362f7"/>
    </style:style>
    <style:style style:name="T240" style:family="text">
      <style:text-properties style:text-underline-style="solid" style:text-underline-width="auto" style:text-underline-color="font-color" officeooo:rsid="000f8f6a"/>
    </style:style>
    <style:style style:name="T241" style:family="text">
      <style:text-properties style:text-underline-style="solid" style:text-underline-width="auto" style:text-underline-color="font-color" officeooo:rsid="0018c4ea"/>
    </style:style>
    <style:style style:name="T242" style:family="text">
      <style:text-properties style:text-underline-style="solid" style:text-underline-width="auto" style:text-underline-color="font-color" officeooo:rsid="00509422"/>
    </style:style>
    <style:style style:name="T243" style:family="text">
      <style:text-properties style:text-underline-style="solid" style:text-underline-width="auto" style:text-underline-color="font-color" officeooo:rsid="0085f838"/>
    </style:style>
    <style:style style:name="T244" style:family="text">
      <style:text-properties style:text-underline-style="solid" style:text-underline-width="auto" style:text-underline-color="font-color" officeooo:rsid="00880d2b"/>
    </style:style>
    <style:style style:name="T245" style:family="text">
      <style:text-properties style:text-underline-style="solid" style:text-underline-width="auto" style:text-underline-color="font-color" officeooo:rsid="0089ae28"/>
    </style:style>
    <style:style style:name="T246" style:family="text">
      <style:text-properties style:text-underline-style="solid" style:text-underline-width="auto" style:text-underline-color="font-color" officeooo:rsid="008b52c7"/>
    </style:style>
    <style:style style:name="T247" style:family="text">
      <style:text-properties style:text-underline-style="solid" style:text-underline-width="auto" style:text-underline-color="font-color" officeooo:rsid="0097a307"/>
    </style:style>
    <style:style style:name="T248" style:family="text">
      <style:text-properties style:text-underline-style="solid" style:text-underline-width="auto" style:text-underline-color="font-color" officeooo:rsid="00ba16c9"/>
    </style:style>
    <style:style style:name="T249" style:family="text">
      <style:text-properties style:text-underline-style="solid" style:text-underline-width="auto" style:text-underline-color="font-color" officeooo:rsid="00c58f5c"/>
    </style:style>
    <style:style style:name="T250" style:family="text">
      <style:text-properties style:text-underline-style="solid" style:text-underline-width="auto" style:text-underline-color="font-color" officeooo:rsid="00c8527a"/>
    </style:style>
    <style:style style:name="T251" style:family="text">
      <style:text-properties style:text-underline-style="solid" style:text-underline-width="auto" style:text-underline-color="font-color" officeooo:rsid="00d87f02"/>
    </style:style>
    <style:style style:name="T252" style:family="text">
      <style:text-properties style:text-underline-style="solid" style:text-underline-width="auto" style:text-underline-color="font-color" officeooo:rsid="00e2218e"/>
    </style:style>
    <style:style style:name="T253" style:family="text">
      <style:text-properties style:text-underline-style="solid" style:text-underline-width="auto" style:text-underline-color="font-color" officeooo:rsid="00e4b10a"/>
    </style:style>
    <style:style style:name="T254" style:family="text">
      <style:text-properties style:text-underline-style="none"/>
    </style:style>
    <style:style style:name="T255" style:family="text">
      <style:text-properties style:text-underline-style="none" officeooo:rsid="001362f7"/>
    </style:style>
    <style:style style:name="T256" style:family="text">
      <style:text-properties style:text-underline-style="none" officeooo:rsid="0085f838"/>
    </style:style>
    <style:style style:name="T257" style:family="text">
      <style:text-properties officeooo:rsid="0014442c"/>
    </style:style>
    <style:style style:name="T258" style:family="text">
      <style:text-properties officeooo:rsid="00145467"/>
    </style:style>
    <style:style style:name="T259" style:family="text">
      <style:text-properties officeooo:rsid="00155c6b"/>
    </style:style>
    <style:style style:name="T260" style:family="text">
      <style:text-properties officeooo:rsid="0016dd90"/>
    </style:style>
    <style:style style:name="T261" style:family="text">
      <style:text-properties officeooo:rsid="0018c4ea"/>
    </style:style>
    <style:style style:name="T262" style:family="text">
      <style:text-properties officeooo:rsid="001a20db"/>
    </style:style>
    <style:style style:name="T263" style:family="text">
      <style:text-properties officeooo:rsid="001c6e04"/>
    </style:style>
    <style:style style:name="T264" style:family="text">
      <style:text-properties officeooo:rsid="001d91d9"/>
    </style:style>
    <style:style style:name="T265" style:family="text">
      <style:text-properties officeooo:rsid="001ec6f4"/>
    </style:style>
    <style:style style:name="T266" style:family="text">
      <style:text-properties officeooo:rsid="00202faa"/>
    </style:style>
    <style:style style:name="T267" style:family="text">
      <style:text-properties officeooo:rsid="002104e7"/>
    </style:style>
    <style:style style:name="T268" style:family="text">
      <style:text-properties officeooo:rsid="0023e611"/>
    </style:style>
    <style:style style:name="T269" style:family="text">
      <style:text-properties officeooo:rsid="00254600"/>
    </style:style>
    <style:style style:name="T270" style:family="text">
      <style:text-properties officeooo:rsid="002b15d7"/>
    </style:style>
    <style:style style:name="T271" style:family="text">
      <style:text-properties officeooo:rsid="002db9f0"/>
    </style:style>
    <style:style style:name="T272" style:family="text">
      <style:text-properties officeooo:rsid="002f6e18"/>
    </style:style>
    <style:style style:name="T273" style:family="text">
      <style:text-properties fo:color="#2a6099" loext:opacity="100%" officeooo:rsid="005d8a45"/>
    </style:style>
    <style:style style:name="T274" style:family="text">
      <style:text-properties fo:color="#2a6099" loext:opacity="100%" officeooo:rsid="0013b1f0"/>
    </style:style>
    <style:style style:name="T275" style:family="text">
      <style:text-properties fo:color="#2a6099" loext:opacity="100%" officeooo:rsid="00530c9e"/>
    </style:style>
    <style:style style:name="T276" style:family="text">
      <style:text-properties fo:color="#2a6099" loext:opacity="100%" officeooo:rsid="009437be"/>
    </style:style>
    <style:style style:name="T277" style:family="text">
      <style:text-properties fo:color="#2a6099" loext:opacity="100%" officeooo:rsid="00a7cb89"/>
    </style:style>
    <style:style style:name="T278" style:family="text">
      <style:text-properties fo:color="#2a6099" loext:opacity="100%" style:font-name="Futura Std Condensed Light1" officeooo:rsid="00b55d25"/>
    </style:style>
    <style:style style:name="T279" style:family="text">
      <style:text-properties fo:color="#2a6099" loext:opacity="100%" style:font-name="Futura Std Condensed Light1" officeooo:rsid="01002c5e"/>
    </style:style>
    <style:style style:name="T280" style:family="text">
      <style:text-properties officeooo:rsid="0030d81e"/>
    </style:style>
    <style:style style:name="T281" style:family="text">
      <style:text-properties officeooo:rsid="0031047f"/>
    </style:style>
    <style:style style:name="T282" style:family="text">
      <style:text-properties officeooo:rsid="00324fc3"/>
    </style:style>
    <style:style style:name="T283" style:family="text">
      <style:text-properties officeooo:rsid="0035b9c5"/>
    </style:style>
    <style:style style:name="T284" style:family="text">
      <style:text-properties officeooo:rsid="003600f1"/>
    </style:style>
    <style:style style:name="T285" style:family="text">
      <style:text-properties style:font-name="Futura Std Condensed" officeooo:rsid="004190e1"/>
    </style:style>
    <style:style style:name="T286" style:family="text">
      <style:text-properties officeooo:rsid="004190e1"/>
    </style:style>
    <style:style style:name="T287" style:family="text">
      <style:text-properties officeooo:rsid="0048922a"/>
    </style:style>
    <style:style style:name="T288" style:family="text">
      <style:text-properties officeooo:rsid="002c96b5"/>
    </style:style>
    <style:style style:name="T289" style:family="text">
      <style:text-properties officeooo:rsid="004a78a6"/>
    </style:style>
    <style:style style:name="T290" style:family="text">
      <style:text-properties officeooo:rsid="004b5574"/>
    </style:style>
    <style:style style:name="T291" style:family="text">
      <style:text-properties officeooo:rsid="004e68bd"/>
    </style:style>
    <style:style style:name="T292" style:family="text">
      <style:text-properties officeooo:rsid="004f4fd7"/>
    </style:style>
    <style:style style:name="T293" style:family="text">
      <style:text-properties officeooo:rsid="004f7ac0"/>
    </style:style>
    <style:style style:name="T294" style:family="text">
      <style:text-properties officeooo:rsid="004ffb0c"/>
    </style:style>
    <style:style style:name="T295" style:family="text">
      <style:text-properties officeooo:rsid="00509422"/>
    </style:style>
    <style:style style:name="T296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97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98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99" style:family="text">
      <style:text-properties style:font-name="Futura Std Condensed Light1" fo:font-size="18pt" style:font-size-asian="18pt" style:font-size-complex="18pt"/>
    </style:style>
    <style:style style:name="T300" style:family="text">
      <style:text-properties officeooo:rsid="005170e5"/>
    </style:style>
    <style:style style:name="T301" style:family="text">
      <style:text-properties fo:color="#3465a4" loext:opacity="100%"/>
    </style:style>
    <style:style style:name="T302" style:family="text">
      <style:text-properties fo:color="#3465a4" loext:opacity="100%" style:font-name="Futura Std Condensed" officeooo:rsid="0057759a"/>
    </style:style>
    <style:style style:name="T303" style:family="text">
      <style:text-properties fo:color="#3465a4" loext:opacity="100%" style:font-name="Futura Std Condensed" officeooo:rsid="00de2205"/>
    </style:style>
    <style:style style:name="T304" style:family="text">
      <style:text-properties fo:color="#3465a4" loext:opacity="100%" style:font-name="Futura Std Condensed" style:text-underline-style="none" officeooo:rsid="00ebffaf"/>
    </style:style>
    <style:style style:name="T305" style:family="text">
      <style:text-properties fo:color="#3465a4" loext:opacity="100%" style:font-name="Futura Std Condensed" style:text-underline-style="none" officeooo:rsid="00ef6c52"/>
    </style:style>
    <style:style style:name="T306" style:family="text">
      <style:text-properties fo:color="#3465a4" loext:opacity="100%" officeooo:rsid="00d46de4"/>
    </style:style>
    <style:style style:name="T307" style:family="text">
      <style:text-properties fo:color="#3465a4" loext:opacity="100%" officeooo:rsid="00d87f02"/>
    </style:style>
    <style:style style:name="T308" style:family="text">
      <style:text-properties fo:color="#3465a4" loext:opacity="100%" officeooo:rsid="0102d0e2"/>
    </style:style>
    <style:style style:name="T309" style:family="text">
      <style:text-properties officeooo:rsid="00530c9e"/>
    </style:style>
    <style:style style:name="T310" style:family="text">
      <style:text-properties officeooo:rsid="005a3f3b"/>
    </style:style>
    <style:style style:name="T311" style:family="text">
      <style:text-properties officeooo:rsid="005ad40e"/>
    </style:style>
    <style:style style:name="T312" style:family="text">
      <style:text-properties officeooo:rsid="005b5999"/>
    </style:style>
    <style:style style:name="T313" style:family="text">
      <style:text-properties officeooo:rsid="005c7fa8"/>
    </style:style>
    <style:style style:name="T314" style:family="text">
      <style:text-properties officeooo:rsid="0058a901"/>
    </style:style>
    <style:style style:name="T315" style:family="text">
      <style:text-properties officeooo:rsid="005d8a45"/>
    </style:style>
    <style:style style:name="T316" style:family="text">
      <style:text-properties officeooo:rsid="00608b0f"/>
    </style:style>
    <style:style style:name="T317" style:family="text">
      <style:text-properties fo:font-size="16pt" style:text-underline-style="none" style:font-size-asian="16pt" style:font-size-complex="16pt"/>
    </style:style>
    <style:style style:name="T318" style:family="text">
      <style:text-properties fo:font-size="16pt" style:text-underline-style="none" officeooo:rsid="00c56511" style:font-size-asian="16pt" style:font-size-complex="16pt"/>
    </style:style>
    <style:style style:name="T319" style:family="text">
      <style:text-properties officeooo:rsid="006ff937"/>
    </style:style>
    <style:style style:name="T320" style:family="text">
      <style:text-properties style:font-name="Futura Std Condensed Light" fo:font-size="18pt" style:font-size-asian="18pt" style:font-size-complex="18pt"/>
    </style:style>
    <style:style style:name="T321" style:family="text">
      <style:text-properties style:font-name="Futura Std Condensed Light" fo:font-size="18pt" officeooo:rsid="0071cc19" style:font-size-asian="18pt" style:font-size-complex="18pt"/>
    </style:style>
    <style:style style:name="T322" style:family="text">
      <style:text-properties officeooo:rsid="00757a7e"/>
    </style:style>
    <style:style style:name="T323" style:family="text">
      <style:text-properties officeooo:rsid="007cce26"/>
    </style:style>
    <style:style style:name="T324" style:family="text">
      <style:text-properties officeooo:rsid="007dbde0"/>
    </style:style>
    <style:style style:name="T325" style:family="text">
      <style:text-properties officeooo:rsid="007f1654"/>
    </style:style>
    <style:style style:name="T326" style:family="text">
      <style:text-properties officeooo:rsid="00811ecb"/>
    </style:style>
    <style:style style:name="T327" style:family="text">
      <style:text-properties officeooo:rsid="0081581d"/>
    </style:style>
    <style:style style:name="T328" style:family="text">
      <style:text-properties officeooo:rsid="0089ae28"/>
    </style:style>
    <style:style style:name="T329" style:family="text">
      <style:text-properties officeooo:rsid="008b52c7"/>
    </style:style>
    <style:style style:name="T330" style:family="text">
      <style:text-properties officeooo:rsid="008bfe80"/>
    </style:style>
    <style:style style:name="T331" style:family="text">
      <style:text-properties officeooo:rsid="009437be"/>
    </style:style>
    <style:style style:name="T332" style:family="text">
      <style:text-properties officeooo:rsid="0096314b"/>
    </style:style>
    <style:style style:name="T333" style:family="text">
      <style:text-properties fo:color="#00a933" loext:opacity="100%" style:text-underline-style="solid" style:text-underline-width="auto" style:text-underline-color="font-color" officeooo:rsid="001a20db"/>
    </style:style>
    <style:style style:name="T334" style:family="text">
      <style:text-properties fo:color="#00a933" loext:opacity="100%" style:text-underline-style="solid" style:text-underline-width="auto" style:text-underline-color="font-color" officeooo:rsid="0089ae28"/>
    </style:style>
    <style:style style:name="T335" style:family="text">
      <style:text-properties fo:color="#00a933" loext:opacity="100%" style:text-underline-style="solid" style:text-underline-width="auto" style:text-underline-color="font-color" officeooo:rsid="008b52c7"/>
    </style:style>
    <style:style style:name="T336" style:family="text">
      <style:text-properties fo:color="#00a933" loext:opacity="100%" style:text-underline-style="solid" style:text-underline-width="auto" style:text-underline-color="font-color" officeooo:rsid="0018c4ea"/>
    </style:style>
    <style:style style:name="T337" style:family="text">
      <style:text-properties fo:color="#00a933" loext:opacity="100%" style:text-underline-style="solid" style:text-underline-width="auto" style:text-underline-color="font-color" officeooo:rsid="001362f7"/>
    </style:style>
    <style:style style:name="T338" style:family="text">
      <style:text-properties fo:color="#00a933" loext:opacity="100%" style:text-underline-style="solid" style:text-underline-width="auto" style:text-underline-color="font-color" officeooo:rsid="00c58f5c"/>
    </style:style>
    <style:style style:name="T339" style:family="text">
      <style:text-properties fo:color="#00a933" loext:opacity="100%" style:text-underline-style="solid" style:text-underline-width="auto" style:text-underline-color="font-color" officeooo:rsid="00ca4724"/>
    </style:style>
    <style:style style:name="T340" style:family="text">
      <style:text-properties fo:color="#00a933" loext:opacity="100%" officeooo:rsid="0089ae28"/>
    </style:style>
    <style:style style:name="T341" style:family="text">
      <style:text-properties fo:color="#00a933" loext:opacity="100%" officeooo:rsid="00d87f02"/>
    </style:style>
    <style:style style:name="T342" style:family="text">
      <style:text-properties fo:color="#00a933" loext:opacity="100%" officeooo:rsid="00ef6c52"/>
    </style:style>
    <style:style style:name="T343" style:family="text">
      <style:text-properties fo:color="#00a933" loext:opacity="100%" officeooo:rsid="0108be5c"/>
    </style:style>
    <style:style style:name="T344" style:family="text">
      <style:text-properties officeooo:rsid="0098f5b4"/>
    </style:style>
    <style:style style:name="T345" style:family="text">
      <style:text-properties officeooo:rsid="0099caad"/>
    </style:style>
    <style:style style:name="T346" style:family="text">
      <style:text-properties officeooo:rsid="00a0f062"/>
    </style:style>
    <style:style style:name="T347" style:family="text">
      <style:text-properties fo:color="#158466" loext:opacity="100%"/>
    </style:style>
    <style:style style:name="T348" style:family="text">
      <style:text-properties fo:color="#158466" loext:opacity="100%" officeooo:rsid="00ae7c16"/>
    </style:style>
    <style:style style:name="T349" style:family="text">
      <style:text-properties fo:color="#158466" loext:opacity="100%" style:font-name="Futura Std Condensed" officeooo:rsid="00b3984f"/>
    </style:style>
    <style:style style:name="T350" style:family="text">
      <style:text-properties officeooo:rsid="00b8d8fd"/>
    </style:style>
    <style:style style:name="T351" style:family="text">
      <style:text-properties fo:color="#808080" loext:opacity="100%" officeooo:rsid="00a7cb89"/>
    </style:style>
    <style:style style:name="T352" style:family="text">
      <style:text-properties fo:color="#808080" loext:opacity="100%" style:font-name="Futura Std Condensed" officeooo:rsid="00a46215"/>
    </style:style>
    <style:style style:name="T353" style:family="text">
      <style:text-properties fo:color="#808080" loext:opacity="100%" officeooo:rsid="00a46215"/>
    </style:style>
    <style:style style:name="T354" style:family="text">
      <style:text-properties fo:color="#808080" loext:opacity="100%" fo:font-weight="bold" officeooo:rsid="00a46215" style:font-weight-asian="bold" style:font-weight-complex="bold"/>
    </style:style>
    <style:style style:name="T355" style:family="text">
      <style:text-properties fo:color="#808080" loext:opacity="100%" officeooo:rsid="00dcc94b"/>
    </style:style>
    <style:style style:name="T356" style:family="text">
      <style:text-properties fo:color="#808080" loext:opacity="100%" officeooo:rsid="00e9a091"/>
    </style:style>
    <style:style style:name="T357" style:family="text">
      <style:text-properties officeooo:rsid="00c28cba"/>
    </style:style>
    <style:style style:name="T358" style:family="text">
      <style:text-properties officeooo:rsid="00c58f5c"/>
    </style:style>
    <style:style style:name="T359" style:family="text">
      <style:text-properties officeooo:rsid="00c8a72c"/>
    </style:style>
    <style:style style:name="T360" style:family="text">
      <style:text-properties officeooo:rsid="00ca4724"/>
    </style:style>
    <style:style style:name="T361" style:family="text">
      <style:text-properties officeooo:rsid="00cb7f5f"/>
    </style:style>
    <style:style style:name="T362" style:family="text">
      <style:text-properties officeooo:rsid="00d287be"/>
    </style:style>
    <style:style style:name="T363" style:family="text">
      <style:text-properties officeooo:rsid="00d67541"/>
    </style:style>
    <style:style style:name="T364" style:family="text">
      <style:text-properties officeooo:rsid="00d87f02"/>
    </style:style>
    <style:style style:name="T365" style:family="text">
      <style:text-properties fo:font-size="18pt" officeooo:rsid="00c56511" style:font-size-asian="18pt" style:font-size-complex="18pt"/>
    </style:style>
    <style:style style:name="T366" style:family="text">
      <style:text-properties fo:font-size="18pt" officeooo:rsid="00c84595" style:font-size-asian="18pt" style:font-size-complex="18pt"/>
    </style:style>
    <style:style style:name="T367" style:family="text">
      <style:text-properties fo:font-size="18pt" officeooo:rsid="00c28cba" style:font-size-asian="18pt" style:font-size-complex="18pt"/>
    </style:style>
    <style:style style:name="T368" style:family="text">
      <style:text-properties fo:font-size="18pt" officeooo:rsid="00c3b924" style:font-size-asian="18pt" style:font-size-complex="18pt"/>
    </style:style>
    <style:style style:name="T369" style:family="text">
      <style:text-properties officeooo:rsid="007b6d21"/>
    </style:style>
    <style:style style:name="T370" style:family="text">
      <style:text-properties officeooo:rsid="00dcc94b"/>
    </style:style>
    <style:style style:name="T371" style:family="text">
      <style:text-properties officeooo:rsid="00e112ed"/>
    </style:style>
    <style:style style:name="T372" style:family="text">
      <style:text-properties officeooo:rsid="00e2218e"/>
    </style:style>
    <style:style style:name="T373" style:family="text">
      <style:text-properties officeooo:rsid="00e4b10a"/>
    </style:style>
    <style:style style:name="T374" style:family="text">
      <style:text-properties officeooo:rsid="00e707e0"/>
    </style:style>
    <style:style style:name="T375" style:family="text">
      <style:text-properties officeooo:rsid="00e86cd5"/>
    </style:style>
    <style:style style:name="T376" style:family="text">
      <style:text-properties officeooo:rsid="00e9a091"/>
    </style:style>
    <style:style style:name="T377" style:family="text">
      <style:text-properties officeooo:rsid="00ebffaf"/>
    </style:style>
    <style:style style:name="T378" style:family="text">
      <style:text-properties officeooo:rsid="00f77c78"/>
    </style:style>
    <style:style style:name="T379" style:family="text">
      <style:text-properties officeooo:rsid="00fa6c72"/>
    </style:style>
    <style:style style:name="T380" style:family="text">
      <style:text-properties officeooo:rsid="0102d0e2"/>
    </style:style>
    <style:style style:name="T381" style:family="text">
      <style:text-properties officeooo:rsid="01060e74"/>
    </style:style>
    <style:style style:name="T382" style:family="text">
      <style:text-properties officeooo:rsid="0108be5c"/>
    </style:style>
    <style:style style:name="T383" style:family="text">
      <style:text-properties style:font-name="Futura Std Condensed "/>
    </style:style>
    <style:style style:name="T384" style:family="text">
      <style:text-properties style:font-name="Futura Std Condensed " officeooo:rsid="0108be5c"/>
    </style:style>
    <style:style style:name="T385" style:family="text">
      <style:text-properties fo:color="#5eb91e" loext:opacity="100%" officeooo:rsid="0108be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93">P</text:span><text:span text:style-name="T4">eaceful Alien</text:span> <text:span text:style-name="T344">l</text:span>and<text:span text:style-name="T3">s</text:span> in a Kindergarten. Kids are coming from everywhere. More and more. They tend to surround the <text:span text:style-name="T3">Alien</text:span> <text:span text:style-name="T291">a</text:span><text:span text:style-name="T4">nd they want “blood”! </text:span><text:span text:style-name="T364">The </text:span><text:span text:style-name="T271">Alien</text:span> has to avoid <text:span text:style-name="T1">kids</text:span> in order to survive. Everything’s seen through a surveillance<text:span text:style-name="T27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57">The game will be a</text:span><text:span text:style-name="T21"> </text:span><text:span text:style-name="T24">Top Down Shooter</text:span><text:span text:style-name="T149"> in </text:span><text:span text:style-name="T21">2D pixel art</text:span><text:span text:style-name="T257"> </text:span><text:span text:style-name="T267">style</text:span><text:span text:style-name="T257">.</text:span></text:p>
      <text:p text:style-name="P22"/>
      <text:p text:style-name="P22"><text:tab/>The game will<text:span text:style-name="T237"> </text:span>be in <text:span text:style-name="T6">German</text:span> (just because the title rocks in German).</text:p>
      <text:p text:style-name="P22"/>
      <text:p text:style-name="P26"><text:tab/><text:span text:style-name="T31">1 player versus CPU</text:span><text:span text:style-name="T175">.</text:span></text:p>
      <text:p text:style-name="P22"/>
      <text:p text:style-name="P26"><text:tab/><text:span text:style-name="T36">1 difficulty level</text:span><text:span text:style-name="T175">.</text:span></text:p>
      <text:p text:style-name="P34"/>
      <text:p text:style-name="P34"><text:tab/><text:span text:style-name="T257">One</text:span> game last<text:span text:style-name="T265">s</text:span> <text:span text:style-name="T237">up to</text:span> <text:span text:style-name="T14">1 minute</text:span> (or a bit more <text:span text:style-name="T237">with luck as player will become “blind” at some point</text:span>). <text:span text:style-name="T294">Well. As long as the Alien can survive, the game isn’t over but considering that </text:span><text:span text:style-name="T310">after </text:span><text:span text:style-name="T294">about 1 minute the screen </text:span><text:span text:style-name="T331">gets</text:span><text:span text:style-name="T294"> black, I don’t think the game will last very long </text:span><text:span text:style-name="T331">after that</text:span><text:span text:style-name="T294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31">.</text:span><text:span text:style-name="T274"> </text:span><text:span text:style-name="T286">We’ll give the length of the game but</text:span><text:span text:style-name="T216"> </text:span><text:span text:style-name="T217">(</text:span><text:span text:style-name="T216">if it doesn’t break the record, then</text:span><text:span text:style-name="T217">)</text:span><text:span text:style-name="T216"> </text:span><text:span text:style-name="T286">“</text:span><text:span text:style-name="T285">it’ll be lost for ever like tears in the rain!</text:span><text:span text:style-name="T286">” </text:span><text:span text:style-name="T307">This means that we’ll have to write something in a file on the computer… Is that a good idea (probably not)?</text:span></text:p>
      <text:p text:style-name="P23"/>
      <text:p text:style-name="P23"><text:tab/><text:span text:style-name="T20">Nothing to gather</text:span><text:span text:style-name="T237">: no bonus, </text:span><text:span text:style-name="T291">no health, </text:span><text:span text:style-name="T237">no money, no points, </text:span><text:span text:style-name="T257">no weapon, no armor, </text:span><text:span text:style-name="T237">no nothing!</text:span></text:p>
      <text:p text:style-name="P23"/>
      <text:p text:style-name="P23"><text:tab/><text:span text:style-name="T40">“</text:span><text:span text:style-name="T42">C</text:span><text:span text:style-name="T43">ontact” with</text:span><text:span text:style-name="T44"> </text:span><text:span text:style-name="T42">enemies</text:span><text:span text:style-name="T44"> </text:span><text:span text:style-name="T43">deals </text:span><text:span text:style-name="T42">no </text:span><text:span text:style-name="T43">damage, </text:span><text:span text:style-name="T45">only </text:span><text:span text:style-name="T46">physical attacks/</text:span><text:span text:style-name="T45">projectiles/</text:span><text:span text:style-name="T47">weapons</text:span><text:span text:style-name="T45"> do.</text:span></text:p>
      <text:p text:style-name="P23"/>
      <text:p text:style-name="P23"><text:span text:style-name="T57"><text:tab/></text:span><text:span text:style-name="T74">The Alien is invulnerable for the first </text:span><text:span text:style-name="T98">2</text:span><text:span text:style-name="T74"> seconds </text:span><text:span text:style-name="T82">of the game (</text:span><text:span text:style-name="T98">and/or after using Second Life talent</text:span><text:span text:style-name="T82">) “</text:span><text:span text:style-name="T98">flashing” </text:span><text:span text:style-name="T102">transparent</text:span><text:span text:style-name="T74">!</text:span></text:p>
      <text:p text:style-name="P23"><text:span text:style-name="T74"><text:tab/></text:span><text:span text:style-name="T98">While invulnerable, the alien can’t use his talent...</text:span></text:p>
      <text:p text:style-name="P97"><text:span text:style-name="T346">The </text:span>Alien</text:p>
      <text:p text:style-name="P98"/>
      <text:p text:style-name="P51"><text:span text:style-name="T331">The</text:span> <text:span text:style-name="T331">A</text:span>lien<text:span text:style-name="T331">s</text:span> <text:span text:style-name="T331">have</text:span> <text:span text:style-name="T310">female </text:span>German old fashioned name<text:span text:style-name="T331">s</text:span>: <text:span text:style-name="T331">the player’s Alien is called </text:span><text:span text:style-name="T82">Brünhild</text:span><text:span text:style-name="T331">, the other one at the teleportation desk is called </text:span><text:span text:style-name="T82">Gudrun</text:span><text:span text:style-name="T218"> </text:span><text:span text:style-name="T223">and the Great Tependicular’s name is </text:span><text:span text:style-name="T105">Hildegard</text:span>!</text:p>
      <text:p text:style-name="P35"/>
      <text:p text:style-name="P105"><text:span text:style-name="T152">The </text:span><text:span text:style-name="T161">A</text:span><text:span text:style-name="T151">lien </text:span><text:span text:style-name="T160">has</text:span><text:span text:style-name="T283"> 1000 hit points (HP)</text:span><text:span text:style-name="T151">.</text:span></text:p>
      <text:p text:style-name="P37"/>
      <text:p text:style-name="P43"><text:tab/><text:span text:style-name="T331">The</text:span><text:span text:style-name="T268"> Alien has</text:span><text:span text:style-name="T4"> </text:span><text:span text:style-name="T15">1</text:span><text:span text:style-name="T14"> defensive </text:span><text:span text:style-name="T21">skill</text:span><text:span text:style-name="T148"> </text:span><text:span text:style-name="T205">to choose </text:span><text:span text:style-name="T222">(</text:span><text:span text:style-name="T303">*: visible in the “demo”</text:span><text:span text:style-name="T304"> / </text:span><text:span text:style-name="T305">**: nothing needed</text:span><text:span text:style-name="T222">)</text:span>:</text:p>
      <text:p text:style-name="P37"/>
      <text:p text:style-name="P39"><text:tab/>- <text:span text:style-name="T14">Random teleportation</text:span><text:span text:style-name="T303">*</text:span><text:span text:style-name="T189"> </text:span><text:span text:style-name="T196">(</text:span><text:span text:style-name="T335">cooldown: </text:span><text:span text:style-name="T339">10</text:span><text:span text:style-name="T335"> seconds</text:span><text:span text:style-name="T196">). </text:span><text:span text:style-name="T220">Available teleportation points are defined in the Background.tscn.</text:span></text:p>
      <text:p text:style-name="P42"><text:tab/>- <text:span text:style-name="T14">Dash</text:span><text:span text:style-name="T303">*</text:span> <text:span text:style-name="T2">(</text:span><text:span text:style-name="T240">pass through </text:span><text:span text:style-name="T238">kids and attacks</text:span><text:span text:style-name="T197"> – </text:span><text:span text:style-name="T335">cooldown: 15 seconds</text:span><text:span text:style-name="T2">).</text:span></text:p>
      <text:p text:style-name="P42"><text:tab/>- <text:span text:style-name="T14">Repulsive “</text:span><text:span text:style-name="T16">explosions”</text:span><text:span text:style-name="T303">*</text:span><text:span text:style-name="T129"> </text:span><text:span text:style-name="T130">(repulsive effect </text:span><text:span text:style-name="T131">only on kids </text:span><text:span text:style-name="T129">–</text:span><text:span text:style-name="T131"> </text:span><text:span text:style-name="T133">not the </text:span><text:span text:style-name="T147">ranged </text:span><text:span text:style-name="T133">attacks</text:span><text:span text:style-name="T197"> – </text:span><text:span text:style-name="T335">cooldown: 10 seconds</text:span><text:span text:style-name="T130">).</text:span></text:p>
      <text:p text:style-name="P42"><text:tab/>- <text:span text:style-name="T14">Freezing </text:span><text:span text:style-name="T17">“</text:span><text:span text:style-name="T62">shock wave”</text:span><text:span text:style-name="T303">*</text:span><text:span text:style-name="T18"> </text:span><text:span text:style-name="T130">(</text:span><text:span text:style-name="T141">Freezes nearby enemies for </text:span><text:span text:style-name="T142">4</text:span><text:span text:style-name="T141"> seconds</text:span><text:span text:style-name="T197"> </text:span><text:span text:style-name="T198">–</text:span><text:span text:style-name="T197"> </text:span><text:span text:style-name="T133">not the </text:span><text:span text:style-name="T147">ranged attacks</text:span><text:span text:style-name="T197"> – </text:span><text:span text:style-name="T335">cooldown: 15 seconds</text:span><text:span text:style-name="T130">).</text:span></text:p>
      <text:p text:style-name="P44"><text:tab/>- <text:span text:style-name="T19">Quick r</text:span><text:span text:style-name="T18">unner</text:span><text:span text:style-name="T305">**</text:span><text:span text:style-name="T18"> </text:span><text:span text:style-name="T130">(</text:span><text:span text:style-name="T209">runs</text:span><text:span text:style-name="T195"> 2</text:span><text:span text:style-name="T204">0</text:span><text:span text:style-name="T195">% faster – </text:span><text:span text:style-name="T337">permanent</text:span><text:span text:style-name="T130">). </text:span><text:span text:style-name="T146">It means </text:span><text:span text:style-name="T48">increasing fps</text:span><text:span text:style-name="T146"> or </text:span><text:span text:style-name="T48">m/s</text:span><text:span text:style-name="T146">.</text:span></text:p>
      <text:p text:style-name="P42"><text:tab/>- <text:span text:style-name="T16">Force </text:span><text:span text:style-name="T62">f</text:span><text:span text:style-name="T16">ield</text:span><text:span text:style-name="T303">*</text:span><text:span text:style-name="T129"> </text:span><text:span text:style-name="T130">(repulsive effect </text:span><text:span text:style-name="T194">for </text:span><text:span text:style-name="T195">6</text:span><text:span text:style-name="T194"> seconds</text:span><text:span text:style-name="T131"> on </text:span><text:span text:style-name="T145">ranged attacks</text:span><text:span text:style-name="T197"> – </text:span><text:span text:style-name="T335">cooldown: 10 seconds</text:span><text:span text:style-name="T130">).</text:span></text:p>
      <text:p text:style-name="P42"><text:tab/>- <text:span text:style-name="T16">Time stop</text:span><text:span text:style-name="T303">*</text:span><text:span text:style-name="T16"> </text:span><text:span text:style-name="T130">(affects </text:span><text:span text:style-name="T141">everything </text:span><text:span text:style-name="T214">(except </text:span><text:span text:style-name="T215">the Alien</text:span><text:span text:style-name="T214">)</text:span><text:span text:style-name="T141"> for 3 seconds</text:span><text:span text:style-name="T197"> – </text:span><text:span text:style-name="T335">cooldown: 20 seconds</text:span><text:span text:style-name="T131">).</text:span></text:p>
      <text:p text:style-name="P43"><text:tab/>- <text:span text:style-name="T19">Mirror images</text:span><text:span text:style-name="T303">*</text:span><text:span text:style-name="T127"> (</text:span><text:span text:style-name="T246">3</text:span><text:span text:style-name="T239"> </text:span><text:span text:style-name="T247">i</text:span><text:span text:style-name="T246">nvulnerable </text:span><text:span text:style-name="T244">copies </text:span><text:span text:style-name="T247">of the Alien</text:span><text:span text:style-name="T127"> </text:span><text:span text:style-name="T360">appear (“flashing” </text:span><text:span text:style-name="T372">transparent</text:span><text:span text:style-name="T360"> for 1 frame) and </text:span><text:span text:style-name="T127">start </text:span><text:span text:style-name="T330">running</text:span><text:span text:style-name="T127"> in random directions from the player attracting closest kids for </text:span><text:span text:style-name="T243">3</text:span><text:span text:style-name="T239"> seconds</text:span><text:span text:style-name="T255"> </text:span><text:span text:style-name="T256">then disappear</text:span><text:span text:style-name="T197"> </text:span><text:span text:style-name="T200">(“flashing” </text:span><text:span text:style-name="T201">transparent</text:span><text:span text:style-name="T200"> for 1 frame) </text:span><text:span text:style-name="T197">– </text:span><text:span text:style-name="T335">cooldown: 1</text:span><text:span text:style-name="T338">5</text:span><text:span text:style-name="T335"> seconds</text:span><text:span text:style-name="T127">).</text:span></text:p>
      <text:p text:style-name="P44"><text:tab/>- <text:span text:style-name="T25">Dodger</text:span><text:span text:style-name="T305">**</text:span><text:span text:style-name="T261"> (hit box </text:span><text:span text:style-name="T292">size </text:span><text:span text:style-name="T261">reduced</text:span><text:span text:style-name="T130"> </text:span><text:span text:style-name="T195">by 2</text:span><text:span text:style-name="T204">0</text:span><text:span text:style-name="T195">% </text:span><text:span text:style-name="T130">– </text:span><text:span text:style-name="T336">permanent</text:span><text:span text:style-name="T261">).</text:span></text:p>
      <text:p text:style-name="P42"><text:tab/>- <text:span text:style-name="T25">Invisible</text:span><text:span text:style-name="T303">*</text:span><text:span text:style-name="T261"> (makes </text:span><text:span text:style-name="T241">enemies go away </text:span><text:span text:style-name="T245">as if the Alien wasn’t here</text:span><text:span text:style-name="T261"> for </text:span><text:span text:style-name="T358">4</text:span><text:span text:style-name="T261"> seconds</text:span><text:span text:style-name="T197"> – </text:span><text:span text:style-name="T335">cooldown: </text:span><text:span text:style-name="T338">20</text:span><text:span text:style-name="T335"> seconds</text:span><text:span text:style-name="T261">).</text:span></text:p>
      <text:p text:style-name="P42"><text:tab/>- <text:span text:style-name="T25">Shield</text:span><text:span text:style-name="T303">*</text:span><text:span text:style-name="T261"> (</text:span><text:span text:style-name="T242">invulnerable to </text:span><text:span text:style-name="T248">hand-to-hand</text:span><text:span text:style-name="T245"> </text:span><text:span text:style-name="T242">attack</text:span><text:span text:style-name="T248">s</text:span><text:span text:style-name="T245"> for </text:span><text:span text:style-name="T249">3</text:span><text:span text:style-name="T245"> seconds</text:span><text:span text:style-name="T197"> – </text:span><text:span text:style-name="T335">cooldown: 10 seconds</text:span><text:span text:style-name="T261">).</text:span></text:p>
      <text:p text:style-name="P52"><text:tab/>- <text:span text:style-name="T14">Second life</text:span><text:span text:style-name="T305">**</text:span> (restart with <text:span text:style-name="T332">300 HP</text:span> from where the <text:span text:style-name="T360">Alien</text:span><text:span text:style-name="T323"> died – </text:span><text:span text:style-name="T340">only 1 time</text:span>). <text:span text:style-name="T364">No teleportation at the restart. The enemies resume doing their things. The alien stays dead for 2 seconds then revive “flashing” </text:span><text:span text:style-name="T372">transparent</text:span><text:span text:style-name="T364"> for 1 frame.</text:span></text:p>
      <text:p text:style-name="P44"><text:tab/>- <text:span text:style-name="T25">Healthy</text:span><text:span text:style-name="T305">**</text:span><text:span text:style-name="T261"> (</text:span><text:span text:style-name="T292">2</text:span><text:span text:style-name="T329">0</text:span><text:span text:style-name="T292">% </text:span><text:span text:style-name="T261">more hit points – </text:span><text:span text:style-name="T334">permanent</text:span><text:span text:style-name="T261">).</text:span></text:p>
      <text:p text:style-name="P44"><text:tab/>- <text:span text:style-name="T26">Regeneration</text:span><text:span text:style-name="T305">**</text:span><text:span text:style-name="T262"> (</text:span><text:span text:style-name="T332">5</text:span><text:span text:style-name="T328"> hp per second – </text:span><text:span text:style-name="T333">permanent</text:span><text:span text:style-name="T262">).</text:span></text:p>
      <text:p text:style-name="P44"><text:tab/>- <text:span text:style-name="T27">Hand to hand </text:span><text:span text:style-name="T78">specialist</text:span><text:span text:style-name="T305">**</text:span><text:span text:style-name="T263"> (50% damage from short range but 200% damage from long range – </text:span><text:span text:style-name="T334">permanent</text:span><text:span text:style-name="T263">).</text:span></text:p>
      <text:p text:style-name="P44"><text:tab/>- <text:span text:style-name="T27">Ranged </text:span><text:span text:style-name="T34">fighting </text:span><text:span text:style-name="T78">expert</text:span><text:span text:style-name="T305">**</text:span><text:span text:style-name="T263"> (50% damage from long range but 200% damage from short range – </text:span><text:span text:style-name="T334">permanent</text:span><text:span text:style-name="T263">).</text:span></text:p>
      <text:p text:style-name="P117"><text:tab/>- <text:span text:style-name="T7">None!</text:span><text:span text:style-name="T13"> </text:span><text:span text:style-name="T205">(</text:span><text:span text:style-name="T341">permanen</text:span><text:span text:style-name="T342">t!</text:span><text:span text:style-name="T205">)</text:span><text:span text:style-name="T7"> </text:span><text:span text:style-name="T233">No talent selected</text:span><text:span text:style-name="T205">.</text:span></text:p>
      <text:p text:style-name="P117"><text:soft-page-break/><text:span text:style-name="T369"><text:tab/>- </text:span><text:span text:style-name="T101">Der Techniker</text:span><text:span text:style-name="T305">**</text:span><text:span text:style-name="T369"> </text:span><text:span text:style-name="T382">The technician </text:span><text:span text:style-name="T369">(</text:span><text:span text:style-name="T370">hidden talent to unlock (</text:span><text:span text:style-name="T355">see condition </text:span><text:span text:style-name="T356">at the end</text:span><text:span text:style-name="T370">)</text:span><text:span text:style-name="T323"> – </text:span><text:span text:style-name="T340">only 1 time</text:span><text:span text:style-name="T369">).</text:span><text:span text:style-name="T364"> </text:span><text:span text:style-name="T370">Resets the game overlay shader values </text:span><text:span text:style-name="T377">(and restart</text:span><text:span text:style-name="T382">s</text:span><text:span text:style-name="T377"> its animation!)</text:span><text:span text:style-name="T364">. </text:span><text:span text:style-name="T376">This allows a longer game leading to more kids…</text:span></text:p>
      <text:p text:style-name="P118"><text:span text:style-name="T369"><text:tab/>- </text:span><text:span text:style-name="T109">Zufällig...</text:span><text:span text:style-name="T369"> </text:span><text:span text:style-name="T382">H</text:span><text:span text:style-name="T370">idden talent to unlock (</text:span><text:span text:style-name="T355">see condition </text:span><text:span text:style-name="T356">at the end</text:span><text:span text:style-name="T369">).</text:span><text:span text:style-name="T364"> </text:span><text:span text:style-name="T381">A random talent is selected at game launch</text:span><text:span text:style-name="T376">… </text:span><text:span text:style-name="T382">The player won’t know which one has been selected until he uses it in game.</text:span></text:p>
      <text:p text:style-name="P117"><text:tab/>- <text:span text:style-name="T126">Kotz</text:span><text:span text:style-name="T125">sicher</text:span><text:span text:style-name="T305">**</text:span><text:span text:style-name="T382"> “Vomit-proof” (the alien can walk through vomit without suffering any damage </text:span><text:span text:style-name="T323">–</text:span><text:span text:style-name="T382"> </text:span><text:span text:style-name="T334">permanent</text:span><text:span text:style-name="T382">).</text:span></text:p>
      <text:p text:style-name="P41"/>
      <text:p text:style-name="P42"><text:span text:style-name="T205"><text:tab/></text:span><text:span text:style-name="T220">Shaders are </text:span><text:span text:style-name="T100">never</text:span><text:span text:style-name="T220"> affected by talents </text:span><text:span text:style-name="T221">(except </text:span><text:span text:style-name="T236">by</text:span><text:span text:style-name="T221"> </text:span><text:span text:style-name="T222">Der Techniker</text:span><text:span text:style-name="T221">)</text:span><text:span text:style-name="T220">!</text:span></text:p>
      <text:p text:style-name="P37"/>
      <text:p text:style-name="P37"><text:tab/><text:span text:style-name="T32">S</text:span><text:span text:style-name="T28">kill cooldown is shown by the sprite outline color</text:span><text:span text:style-name="T183"> </text:span><text:span text:style-name="T181">(red means not ready)</text:span><text:span text:style-name="T264">.</text:span></text:p>
      <text:p text:style-name="P40"><text:tab/><text:span text:style-name="T64">No HP shown on screen </text:span><text:span text:style-name="T275">(</text:span><text:span text:style-name="T276">we’ll eventually show that also with the outline turning blue</text:span><text:span text:style-name="T275">)</text:span><text:span text:style-name="T309">.</text:span></text:p>
      <text:p text:style-name="P40"><text:tab/><text:span text:style-name="T103">When hit, the Alien flashes white </text:span><text:span text:style-name="T97">for 1 frame</text:span><text:span text:style-name="T103">.</text:span></text:p>
      <text:p text:style-name="P33"><text:tab/><text:span text:style-name="T6">Each</text:span> <text:span text:style-name="T32">skill</text:span><text:span text:style-name="T14"> has </text:span><text:span text:style-name="T56">its own</text:span><text:span text:style-name="T14"> cooldown</text:span> (<text:span text:style-name="T237">duration</text:span> depending on the <text:span text:style-name="T257">skill </text:span><text:span text:style-name="T364">as seen above</text:span>).</text:p>
      <text:p text:style-name="P37"/>
      <text:p text:style-name="P113"/>
      <text:p text:style-name="P4">Enemies</text:p>
      <text:p text:style-name="P54"/>
      <text:p text:style-name="P54">- <text:span text:style-name="T22">Throwing </text:span><text:span text:style-name="T28">B</text:span><text:span text:style-name="T22">ooger </text:span><text:span text:style-name="T28">K</text:span><text:span text:style-name="T22">ids</text:span><text:span text:style-name="T258"> (</text:span><text:span text:style-name="T283">slow </text:span><text:span text:style-name="T258">medium ranged explosives </text:span><text:span text:style-name="T264">with small effect area</text:span><text:span text:style-name="T258">):</text:span></text:p>
      <text:p text:style-name="P54"><text:tab/><text:span text:style-name="T283">Alien loses </text:span><text:span text:style-name="T66">1</text:span><text:span text:style-name="T34">00 </text:span><text:span text:style-name="T55">HP</text:span><text:span text:style-name="T283"> when hit. </text:span><text:span text:style-name="T252">Only deals damage after exploding on the ground!</text:span></text:p>
      <text:p text:style-name="P54"/>
      <text:p text:style-name="P54">- <text:span text:style-name="T22">Spitting </text:span><text:span text:style-name="T28">K</text:span><text:span text:style-name="T22">ids</text:span><text:span text:style-name="T258"> (</text:span><text:span text:style-name="T283">quick s</text:span><text:span text:style-name="T280">hort </text:span><text:span text:style-name="T258">ranged </text:span><text:span text:style-name="T345">projectile</text:span><text:span text:style-name="T258">).</text:span></text:p>
      <text:p text:style-name="P55"><text:tab/><text:span text:style-name="T283">Alien loses </text:span><text:span text:style-name="T66">5</text:span><text:span text:style-name="T60">0</text:span><text:span text:style-name="T34"> </text:span><text:span text:style-name="T55">HP</text:span><text:span text:style-name="T283"> when hit. </text:span><text:span text:style-name="T372">Disappear before hitting ground (at the end of the animation).</text:span></text:p>
      <text:p text:style-name="P55"/>
      <text:p text:style-name="P54">- <text:span text:style-name="T22">Kids </text:span><text:span text:style-name="T28">W</text:span><text:span text:style-name="T22">ith </text:span><text:span text:style-name="T28">S</text:span><text:span text:style-name="T22">ticks</text:span><text:span text:style-name="T258"> (</text:span><text:span text:style-name="T283">very quick </text:span><text:span text:style-name="T272">hand to hand</text:span><text:span text:style-name="T258"> attack).</text:span></text:p>
      <text:p text:style-name="P55"><text:tab/><text:span text:style-name="T283">Alien loses </text:span><text:span text:style-name="T66">25</text:span><text:span text:style-name="T34"> </text:span><text:span text:style-name="T55">HP</text:span><text:span text:style-name="T283"> when hit.</text:span></text:p>
      <text:p text:style-name="P55"/>
      <text:p text:style-name="P56">- <text:span text:style-name="T62">Crying </text:span><text:span text:style-name="T29">Kids</text:span><text:span text:style-name="T266"> </text:span><text:span text:style-name="T295">run randomly then stop to cry</text:span><text:span text:style-name="T266">. </text:span><text:span text:style-name="T295">If the Alien is close enough, </text:span><text:span text:style-name="T364">that kid will try to </text:span><text:span text:style-name="T295">kick him. </text:span><text:span text:style-name="T364">Then r</text:span><text:span text:style-name="T300">esume </text:span><text:span text:style-name="T364">his </text:span><text:span text:style-name="T300">routine.</text:span></text:p>
      <text:p text:style-name="P56"><text:tab/><text:span text:style-name="T283">Alien loses </text:span><text:span text:style-name="T66">75</text:span><text:span text:style-name="T34"> </text:span><text:span text:style-name="T55">HP</text:span><text:span text:style-name="T283"> </text:span><text:span text:style-name="T300">when hit</text:span><text:span text:style-name="T284">.</text:span></text:p>
      <text:p text:style-name="P55"/>
      <text:p text:style-name="P54">- <text:span text:style-name="T28">Vomiting </text:span><text:span text:style-name="T29">K</text:span><text:span text:style-name="T28">ids</text:span><text:span text:style-name="T264"> (</text:span><text:span text:style-name="T283">slow </text:span><text:span text:style-name="T264">long range attacks with large effect area). </text:span><text:span text:style-name="T300">Wandering, then vomiting somewhere there’</text:span><text:span text:style-name="T364">s enough</text:span><text:span text:style-name="T300"> space for the puddle, then resuming… The vomit puddle generate an area that everybody’s running away from.</text:span></text:p>
      <text:p text:style-name="P56"><text:tab/><text:span text:style-name="T283">Alien loses </text:span><text:span text:style-name="T34">5</text:span><text:span text:style-name="T60">0</text:span><text:span text:style-name="T34"> </text:span><text:span text:style-name="T55">HP per second</text:span><text:span text:style-name="T283"> when walking in the vomit puddle until exiting it. </text:span><text:span text:style-name="T284">He also takes decreasing damage</text:span><text:span text:style-name="T300"> </text:span><text:span text:style-name="T284">for up to 2 seconds </text:span><text:span text:style-name="T300">(</text:span><text:span text:style-name="T99">35</text:span><text:span text:style-name="T63">HP </text:span><text:span text:style-name="T66">the first second</text:span><text:span text:style-name="T63">, then 1</text:span><text:span text:style-name="T99">5</text:span><text:span text:style-name="T63">HP</text:span><text:span text:style-name="T300">) </text:span><text:span text:style-name="T284">after exiting the area. </text:span><text:span text:style-name="T108">Alien becomes white (except outline) until he exits the vomit puddle</text:span><text:span text:style-name="T380">.</text:span></text:p>
      <text:p text:style-name="P54"/>
      <text:p text:style-name="P62">- <text:span text:style-name="T23">T</text:span><text:span text:style-name="T66">he t</text:span><text:span text:style-name="T14">eacher </text:span><text:span text:style-name="T351">(see </text:span><text:span text:style-name="T354">*1</text:span><text:span text:style-name="T353"> </text:span><text:span text:style-name="T351">below)</text:span><text:span text:style-name="T277"> </text:span><text:span text:style-name="T219">running </text:span><text:span text:style-name="T128">randomly.</text:span> <text:span text:style-name="T312">When </text:span><text:span text:style-name="T259">close </text:span><text:span text:style-name="T312">enough </text:span><text:span text:style-name="T259">to the Alien </text:span><text:span text:style-name="T312">and kids involved in </text:span><text:span text:style-name="T364">a</text:span><text:span text:style-name="T312"> fight,</text:span><text:span text:style-name="T259"> </text:span><text:span text:style-name="T364">tries</text:span> to stop the mess <text:span text:style-name="T259">(</text:span><text:span text:style-name="T300">she</text:span><text:span text:style-name="T260"> </text:span><text:span text:style-name="T300">is an</text:span><text:span text:style-name="T260"> </text:span><text:span text:style-name="T259">obstacle: run</text:span><text:span text:style-name="T260">ning</text:span><text:span text:style-name="T259"> then stop</text:span><text:span text:style-name="T260">ping,</text:span><text:span text:style-name="T259"> trying to calm things down </text:span><text:span text:style-name="T289">staying between kid</text:span><text:span text:style-name="T300">s</text:span><text:span text:style-name="T289"> and Alien</text:span><text:span text:style-name="T259">).</text:span></text:p>
      <text:p text:style-name="P54"/>
      <text:p text:style-name="P63">----------</text:p>
      <text:p text:style-name="P54"/>
      <text:p text:style-name="P69">About “IA”, above is a <text:span text:style-name="T350">basic</text:span> description of the enemy behaviors. In the Pac-Man game, one ghost aims at Pac-Man, another aims ahead of Pac-Man, the third has a random behavior and the fourth ghost tries <text:span text:style-name="T350">to reach Pac-Man when close enough</text:span>. <text:span text:style-name="T350">More or less. Maybe we could be inspired by these ideas for our kids.</text:span></text:p>
      <text:p text:style-name="P69"/>
      <text:p text:style-name="P70"><text:span text:style-name="T364">Every single enemies has</text:span> a somewhat random size of the detection colliders <text:span text:style-name="T364">(+/-1</text:span><text:span text:style-name="T380">5</text:span><text:span text:style-name="T364">%)</text:span>.<text:span text:style-name="T301"> </text:span><text:span text:style-name="T307">Maybe useless?</text:span></text:p>
      <text:p text:style-name="P100">Technically</text:p>
      <text:p text:style-name="P99"/>
      <text:p text:style-name="P101"><text:span text:style-name="T254"><text:tab/></text:span><text:span text:style-name="T110">Animations at </text:span><text:span text:style-name="T111">3</text:span><text:span text:style-name="T110">s</text:span><text:span text:style-name="T296"> </text:span><text:span text:style-name="T297">(</text:span><text:span text:style-name="T298">just like Domestique Baston</text:span><text:span text:style-name="T297">).</text:span></text:p>
      <text:p text:style-name="P48"/>
      <text:p text:style-name="P47"><text:tab/><text:span text:style-name="T128">Every game</text:span><text:span text:style-name="T5"> </text:span><text:span text:style-name="T14">starts from a random point in the area</text:span><text:span text:style-name="T5">. </text:span><text:span text:style-name="T220">available s</text:span><text:span text:style-name="T128">pawning points </text:span><text:span text:style-name="T220">are</text:span><text:span text:style-name="T128"> established before hand </text:span><text:span text:style-name="T220">(in Background.tscn)</text:span><text:span text:style-name="T128">.</text:span></text:p>
      <text:p text:style-name="P47"/>
      <text:p text:style-name="P47"><text:tab/><text:span text:style-name="T35">Camera bug </text:span><text:span text:style-name="T58">effects</text:span><text:span text:style-name="T35"> </text:span><text:span text:style-name="T66">constantly evolve</text:span><text:span text:style-name="T35"> </text:span><text:span text:style-name="T76">up to the max </text:span><text:span text:style-name="T81">after 1 minute or so</text:span><text:span text:style-name="T327"> </text:span><text:span text:style-name="T313">and</text:span><text:span text:style-name="T269"> </text:span><text:span text:style-name="T35">the last effect (screen shutdown) always happen</text:span><text:span text:style-name="T70">s</text:span><text:span text:style-name="T35"> just after 1 minute </text:span><text:span text:style-name="T66">or a bit more… </text:span><text:span text:style-name="T76">But the game still goes on!</text:span></text:p>
      <text:p text:style-name="P36"/>
      <text:p text:style-name="P31"><text:tab/><text:span text:style-name="T30">A</text:span><text:span text:style-name="T14">lien</text:span> <text:span text:style-name="T272">and </text:span><text:span text:style-name="T39">Enemies</text:span><text:span text:style-name="T272"> </text:span><text:span text:style-name="T282">have</text:span> <text:span text:style-name="T39">8</text:span><text:span text:style-name="T14"> </text:span><text:span text:style-name="T33">action </text:span><text:span text:style-name="T14">direction</text:span><text:span text:style-name="T33">s</text:span><text:span text:style-name="T148">.</text:span></text:p>
      <text:p text:style-name="P93"/>
      <text:p text:style-name="P25"><text:span text:style-name="T148"><text:tab/></text:span><text:span text:style-name="T178">A</text:span><text:span text:style-name="T134">lien animations 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4"><text:span text:style-name="T37"><text:tab/>8</text:span><text:span text:style-name="T36"> Move </text:span><text:span text:style-name="T62">(run) </text:span><text:span text:style-name="T36">direction</text:span><text:span text:style-name="T32">s</text:span></text:p>
      <text:p text:style-name="P24"><text:span text:style-name="T37"><text:tab/>8</text:span><text:span text:style-name="T302"> </text:span><text:span text:style-name="T36">Idle direction</text:span><text:span text:style-name="T32">s</text:span></text:p>
      <text:p text:style-name="P24"><text:span text:style-name="T32"><text:tab/></text:span><text:span text:style-name="T39">8 </text:span><text:span text:style-name="T33">G</text:span><text:span text:style-name="T39">etting </text:span><text:span text:style-name="T33">H</text:span><text:span text:style-name="T39">it directions</text:span></text:p>
      <text:p text:style-name="P24"><text:span text:style-name="T37"><text:tab/></text:span><text:span text:style-name="T119">8</text:span><text:span text:style-name="T120"> </text:span><text:span text:style-name="T121">D</text:span><text:span text:style-name="T120">eath </text:span><text:span text:style-name="T121">D</text:span><text:span text:style-name="T120">irection</text:span><text:span text:style-name="T122">s</text:span><text:span text:style-name="T230"> </text:span><text:span text:style-name="T231">(not necessary anymore as we go directly to the Death screen when the alien dies </text:span><text:span text:style-name="T232">before we need to play a death animation</text:span><text:span text:style-name="T231">)</text:span></text:p>
      <text:p text:style-name="P94"/>
      <text:p text:style-name="P25"><text:span text:style-name="T174"><text:tab/></text:span><text:span text:style-name="T138">Enemies </text:span><text:span text:style-name="T140">(kids)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9"><text:span text:style-name="T173"><text:tab/></text:span><text:span text:style-name="T32">8 move </text:span><text:span text:style-name="T69">(run) </text:span><text:span text:style-name="T32">directions</text:span></text:p>
      <text:p text:style-name="P103"><text:tab/>8 attack directions</text:p>
      <text:p text:style-name="P103"><text:tab/>8 Idle directions</text:p>
      <text:p text:style-name="P102"><text:span text:style-name="T5"><text:tab/>8 </text:span><text:span text:style-name="T112">waving</text:span><text:span text:style-name="T5"> directions </text:span><text:span text:style-name="T153">(when two kids face each other </text:span><text:span text:style-name="T167">and only in this case</text:span><text:span text:style-name="T153">, they </text:span><text:span text:style-name="T154">forget about the Alien and </text:span><text:span text:style-name="T153">stop </text:span><text:span text:style-name="T154">running</text:span><text:span text:style-name="T153"> then wave at each other </text:span><text:span text:style-name="T154">for a couple of seconds </text:span><text:span text:style-name="T153">then resume moving)</text:span><text:span text:style-name="T112"> – </text:span><text:span text:style-name="T113">only </text:span><text:span text:style-name="T114">throwing booger </text:span><text:span text:style-name="T115">kids</text:span><text:span text:style-name="T114">, spitting </text:span><text:span text:style-name="T115">kids, </text:span><text:span text:style-name="T116">crying kids and</text:span><text:span text:style-name="T114"> </text:span><text:span text:style-name="T113">kids </text:span><text:span text:style-name="T114">with sticks</text:span><text:span text:style-name="T117">.</text:span></text:p>
      <text:p text:style-name="P30"/>
      <text:p text:style-name="P31"><text:span text:style-name="T182"><text:tab/></text:span><text:span text:style-name="T139">Teacher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31"><text:span text:style-name="T199"><text:tab/></text:span><text:span text:style-name="T90">8 Idle/</text:span><text:span text:style-name="T91">checking</text:span><text:span text:style-name="T90"> directions</text:span></text:p>
      <text:p text:style-name="P28"><text:span text:style-name="T187"><text:tab/></text:span><text:span text:style-name="T32">8 </text:span><text:span text:style-name="T67">run</text:span><text:span text:style-name="T32"> directions</text:span></text:p>
      <text:p text:style-name="P49"><text:span text:style-name="T128"><text:tab/></text:span><text:span text:style-name="T32">8 “</text:span><text:span text:style-name="T67">stop fighting”</text:span><text:span text:style-name="T32"> directions</text:span></text:p>
      <text:p text:style-name="P104"><text:tab/></text:p>
      <text:p text:style-name="P49"/>
      <text:p text:style-name="P32"><text:soft-page-break/><text:span text:style-name="T202"><text:tab/></text:span><text:span text:style-name="T135">Enem</text:span><text:span text:style-name="T140">y</text:span><text:span text:style-name="T135"> behavior</text:span><text:span text:style-name="T140">s</text:span><text:span text:style-name="T135">:</text:span></text:p>
      <text:p text:style-name="P95"/>
      <text:p text:style-name="P50"><text:span text:style-name="T128"><text:tab/></text:span><text:span text:style-name="T132">Followers </text:span><text:span text:style-name="T144">and stoppers and followers, etc.:</text:span></text:p>
      <text:p text:style-name="P60"><text:span text:style-name="T22"><text:tab/><text:tab/>Throwing </text:span><text:span text:style-name="T28">B</text:span><text:span text:style-name="T22">ooger </text:span><text:span text:style-name="T28">K</text:span><text:span text:style-name="T22">ids </text:span><text:span text:style-name="T210">(run randomly then stop then resume… Until they detect the Alien and then follow him to throw projectile at him </text:span><text:span text:style-name="T219">but stay in range</text:span><text:span text:style-name="T210">).</text:span></text:p>
      <text:p text:style-name="P60"><text:span text:style-name="T22"><text:tab/><text:tab/>Spitting </text:span><text:span text:style-name="T28">K</text:span><text:span text:style-name="T22">ids </text:span><text:span text:style-name="T210">(run randomly then stop then resume… Until they detect the Alien and then follow him to throw projectile at him </text:span><text:span text:style-name="T219">but stay in range</text:span><text:span text:style-name="T210">).</text:span></text:p>
      <text:p text:style-name="P59"><text:span text:style-name="T22"><text:tab/></text:span><text:span text:style-name="T176">Followers:</text:span></text:p>
      <text:p text:style-name="P59"><text:span text:style-name="T22"><text:tab/><text:tab/>Kids </text:span><text:span text:style-name="T28">W</text:span><text:span text:style-name="T22">ith </text:span><text:span text:style-name="T28">S</text:span><text:span text:style-name="T22">ticks </text:span><text:span text:style-name="T210">(run randomly then stop then resume… Until they detect the Alien and then follow him to </text:span><text:span text:style-name="T219">beat the hell out of him</text:span><text:span text:style-name="T210">).</text:span></text:p>
      <text:p text:style-name="P59"/>
      <text:p text:style-name="P59"><text:span text:style-name="T29"><text:tab/></text:span><text:span text:style-name="T140">Somewhat r</text:span><text:span text:style-name="T143">andom</text:span><text:span text:style-name="T135">:</text:span></text:p>
      <text:p text:style-name="P59"><text:span text:style-name="T176"><text:tab/><text:tab/></text:span><text:span text:style-name="T28">Vomiting </text:span><text:span text:style-name="T29">K</text:span><text:span text:style-name="T28">ids </text:span><text:span text:style-name="T210">(</text:span><text:span text:style-name="T219">run</text:span><text:span text:style-name="T210"> randomly then stop to vomit then resume </text:span><text:span text:style-name="T219">but stay in range</text:span><text:span text:style-name="T210">).</text:span></text:p>
      <text:p text:style-name="P62"><text:span text:style-name="T28"><text:tab/><text:tab/></text:span><text:span text:style-name="T65">Crying Kids</text:span><text:span text:style-name="T211"> </text:span><text:span text:style-name="T210">(run randomly then stop to cry </text:span><text:span text:style-name="T212">for </text:span><text:span text:style-name="T219">2</text:span><text:span text:style-name="T212"> to </text:span><text:span text:style-name="T219">4</text:span><text:span text:style-name="T212"> seconds </text:span><text:span text:style-name="T210">and resume… Until the Alien is detected and then try to reach him for a good kicking session </text:span><text:span text:style-name="T219">(up to 4 attempts t</text:span><text:span text:style-name="T212">hen resume…</text:span><text:span text:style-name="T210">)</text:span></text:p>
      <text:p text:style-name="P61"><text:span text:style-name="T28"><text:tab/></text:span><text:span text:style-name="T190"><text:tab/></text:span><text:span text:style-name="T23">T</text:span><text:span text:style-name="T32">eacher</text:span><text:span text:style-name="T174"> </text:span><text:span text:style-name="T210">(Stays where she is then runs somewhere else then resume… Until she detects a fight between kids and the Alien </text:span><text:span text:style-name="T213">and tries to take place between kids and the Alien </text:span><text:span text:style-name="T219">(eventually)</text:span><text:span text:style-name="T213"> </text:span><text:span text:style-name="T219">forcing a way between colliders </text:span><text:span text:style-name="T213">– </text:span><text:span text:style-name="T351">(see </text:span><text:span text:style-name="T352">*1</text:span><text:span text:style-name="T353"> </text:span><text:span text:style-name="T351">above)</text:span><text:span text:style-name="T210">)</text:span></text:p>
      <text:p text:style-name="P81"/>
      <text:p text:style-name="P81"/>
      <text:p text:style-name="P58"><text:tab/><text:span text:style-name="T324">The </text:span><text:span text:style-name="T79">game starts</text:span><text:span text:style-name="T324"> with </text:span><text:span text:style-name="T79">1 </text:span><text:span text:style-name="T80">T</text:span><text:span text:style-name="T79">eacher</text:span><text:span text:style-name="T206"> </text:span><text:span text:style-name="T207">(only 1 per game)</text:span><text:span text:style-name="T324">, </text:span><text:span text:style-name="T79">1 </text:span><text:span text:style-name="T80">C</text:span><text:span text:style-name="T79">rying </text:span><text:span text:style-name="T80">K</text:span><text:span text:style-name="T79">id</text:span><text:span text:style-name="T324">, </text:span><text:span text:style-name="T79">1 </text:span><text:span text:style-name="T80">V</text:span><text:span text:style-name="T79">omiting </text:span><text:span text:style-name="T80">K</text:span><text:span text:style-name="T79">id</text:span><text:span text:style-name="T324">, </text:span><text:span text:style-name="T80">1</text:span><text:span text:style-name="T79"> </text:span><text:span text:style-name="T80">T</text:span><text:span text:style-name="T79">hrowing </text:span><text:span text:style-name="T80">B</text:span><text:span text:style-name="T79">ooger </text:span><text:span text:style-name="T80">K</text:span><text:span text:style-name="T79">id</text:span><text:span text:style-name="T324">, </text:span><text:span text:style-name="T80">3</text:span><text:span text:style-name="T79"> </text:span><text:span text:style-name="T80">K</text:span><text:span text:style-name="T79">ids with </text:span><text:span text:style-name="T80">S</text:span><text:span text:style-name="T79">tick</text:span><text:span text:style-name="T324"> and </text:span><text:span text:style-name="T80">2</text:span><text:span text:style-name="T79"> </text:span><text:span text:style-name="T80">S</text:span><text:span text:style-name="T79">pitting </text:span><text:span text:style-name="T80">K</text:span><text:span text:style-name="T79">id </text:span><text:span text:style-name="T219">spawning randomly on the map</text:span><text:span text:style-name="T99">.</text:span></text:p>
      <text:p text:style-name="P58"/>
      <text:p text:style-name="P58"><text:tab/><text:span text:style-name="T99">After 5 seconds of game, e</text:span><text:span text:style-name="T79">very </text:span><text:span text:style-name="T99">3</text:span><text:span text:style-name="T79"> seconds 1 kid </text:span><text:span text:style-name="T87">spawns </text:span><text:span text:style-name="T88">in the field </text:span><text:span text:style-name="T87">(outside of the screen). </text:span><text:span text:style-name="T99">It doesn’t apply when the Alien dies and until he revives after using Second Life talent</text:span><text:span text:style-name="T324">:</text:span></text:p>
      <text:p text:style-name="P58"/>
      <text:p text:style-name="P58"><text:tab/><text:span text:style-name="T251">Chances of spawning:</text:span></text:p>
      <text:p text:style-name="P58"><text:tab/><text:tab/><text:span text:style-name="T325">Spitting Kid: </text:span><text:span text:style-name="T11">25</text:span><text:span text:style-name="T12">%</text:span></text:p>
      <text:p text:style-name="P58"><text:tab/><text:tab/><text:span text:style-name="T325">Kid with Stick: </text:span><text:span text:style-name="T11">3</text:span><text:span text:style-name="T12">0%</text:span></text:p>
      <text:p text:style-name="P58"><text:tab/><text:tab/><text:span text:style-name="T324">Throwing Booger Kid: </text:span><text:span text:style-name="T80">1</text:span><text:span text:style-name="T99">5</text:span><text:span text:style-name="T80">%</text:span></text:p>
      <text:p text:style-name="P58"><text:span text:style-name="T324"><text:tab/><text:tab/>Crying Kid: </text:span><text:span text:style-name="T80">1</text:span><text:span text:style-name="T99">5</text:span><text:span text:style-name="T80">%</text:span></text:p>
      <text:p text:style-name="P58"><text:span text:style-name="T324"><text:tab/><text:tab/>Vomiting Kid: </text:span><text:span text:style-name="T80">1</text:span><text:span text:style-name="T99">5</text:span><text:span text:style-name="T80">%</text:span></text:p>
      <text:p text:style-name="P58"/>
      <text:p text:style-name="P87"><text:span text:style-name="T80"><text:tab/></text:span><text:span text:style-name="T58">Kids</text:span><text:span text:style-name="T71"> </text:span><text:span text:style-name="T89">are</text:span><text:span text:style-name="T77"> running </text:span><text:span text:style-name="T89">randomly </text:span><text:span text:style-name="T77">until they detect the Alien (or another kid and are able to wave at each other)</text:span><text:span text:style-name="T65">.</text:span></text:p>
      <text:p text:style-name="P81"/>
      <text:p text:style-name="P82"><text:soft-page-break/><text:span text:style-name="T270"><text:tab/></text:span><text:span text:style-name="T38">Enemies detection colliders will have a somewhat random size</text:span><text:span text:style-name="T288">. </text:span><text:span text:style-name="T307">Useless?</text:span></text:p>
      <text:p text:style-name="P88"/>
      <text:p text:style-name="P85"><text:span text:style-name="T288"><text:tab/></text:span><text:span text:style-name="T58">After a kid</text:span><text:span text:style-name="T76"> </text:span><text:span text:style-name="T77">has dealt</text:span><text:span text:style-name="T76"> damage to </text:span><text:span text:style-name="T68">the</text:span><text:span text:style-name="T58"> Alien, </text:span><text:span text:style-name="T77">t</text:span><text:span text:style-name="T58">h</text:span><text:span text:style-name="T77">at kid</text:span><text:span text:style-name="T58"> tends to go away for </text:span><text:span text:style-name="T99">3</text:span><text:span text:style-name="T61"> seconds</text:span><text:span text:style-name="T287">.</text:span></text:p>
      <text:p text:style-name="P85"/>
      <text:p text:style-name="P85"><text:span text:style-name="T76"><text:tab/>Kids with sticks go away only after hitting the Alien </text:span><text:span text:style-name="T77">3</text:span><text:span text:style-name="T76"> times</text:span><text:span text:style-name="T326">.</text:span></text:p>
      <text:p text:style-name="P85"/>
      <text:p text:style-name="P86"><text:span text:style-name="T314"><text:tab/></text:span><text:span text:style-name="T77">Kids don’t wave while fighting.</text:span></text:p>
      <text:p text:style-name="P82"/>
      <text:p text:style-name="P82"><text:tab/><text:span text:style-name="T59">Kids are slower than </text:span><text:span text:style-name="T68">the </text:span><text:span text:style-name="T59">Alien</text:span><text:span text:style-name="T290"> and </text:span><text:span text:style-name="T311">the </text:span><text:span text:style-name="T59">teacher </text:span><text:span text:style-name="T68">is</text:span><text:span text:style-name="T59"> faster than </text:span><text:span text:style-name="T68">the </text:span><text:span text:style-name="T59">Alien</text:span><text:span text:style-name="T290">.</text:span></text:p>
      <text:p text:style-name="P82"/>
      <text:p text:style-name="P84"><text:tab/><text:span text:style-name="T315">Just in case it wasn’t obvious, </text:span><text:span text:style-name="T71">spit</text:span><text:span text:style-name="T72">s</text:span><text:span text:style-name="T71">, vomit </text:span><text:span text:style-name="T72">puddles </text:span><text:span text:style-name="T71">and boogers don’t affect kids </text:span><text:span text:style-name="T72">and teacher</text:span><text:span text:style-name="T71">!</text:span></text:p>
      <text:p text:style-name="P84"/>
      <text:p text:style-name="P84"><text:span text:style-name="T273"><text:tab/></text:span><text:span text:style-name="T72">K</text:span><text:span text:style-name="T71">ids </text:span><text:span text:style-name="T72">and teacher avoid</text:span><text:span text:style-name="T71"> vomit puddles.</text:span></text:p>
      <text:p text:style-name="P92"/>
      <text:p text:style-name="P92"><text:tab/><text:span text:style-name="T250">What follows could very be more or less obsolete by the time the project really starts.</text:span></text:p>
      <text:p text:style-name="P92"/>
      <text:p text:style-name="P108"><text:tab/>Kids with Sticks have 4 colliders:</text:p>
      <text:p text:style-name="P90"><text:span text:style-name="T84"><text:tab/><text:tab/></text:span><text:span text:style-name="T71">1 obstacle collider</text:span><text:span text:style-name="T315"> (for background, vomit, </text:span><text:span text:style-name="T327">other </text:span><text:span text:style-name="T315">kids, teacher and Alien).</text:span></text:p>
      <text:p text:style-name="P90"><text:tab/><text:tab/><text:span text:style-name="T71">1 Alien detection collider</text:span><text:span text:style-name="T315">.</text:span></text:p>
      <text:p text:style-name="P90"><text:tab/><text:tab/><text:span text:style-name="T71">1 waving collider</text:span><text:span text:style-name="T315">.</text:span></text:p>
      <text:p text:style-name="P90"><text:tab/><text:tab/><text:span text:style-name="T84">1 attack collider</text:span><text:span text:style-name="T345">.</text:span></text:p>
      <text:p text:style-name="P90"/>
      <text:p text:style-name="P90"><text:span text:style-name="T345"><text:tab/></text:span><text:span text:style-name="T84">Spitting Kids have 4 colliders:</text:span></text:p>
      <text:p text:style-name="P90"><text:span text:style-name="T84"><text:tab/><text:tab/></text:span><text:span text:style-name="T71">1 obstacle collider</text:span><text:span text:style-name="T315"> (for background, vomit, </text:span><text:span text:style-name="T327">other </text:span><text:span text:style-name="T315">kids, teacher and Alien).</text:span></text:p>
      <text:p text:style-name="P90"><text:tab/><text:tab/><text:span text:style-name="T71">1 Alien detection collider</text:span><text:span text:style-name="T315">.</text:span></text:p>
      <text:p text:style-name="P90"><text:tab/><text:tab/><text:span text:style-name="T71">1 waving collider</text:span><text:span text:style-name="T315">.</text:span></text:p>
      <text:p text:style-name="P90"><text:span text:style-name="T345"><text:tab/><text:tab/></text:span><text:span text:style-name="T84">1 emitter point for their projectiles</text:span><text:span text:style-name="T345">.</text:span></text:p>
      <text:p text:style-name="P90"/>
      <text:p text:style-name="P90"><text:tab/><text:span text:style-name="T84">Throwing Booger Kids have 4 colliders:</text:span></text:p>
      <text:p text:style-name="P90"><text:span text:style-name="T84"><text:tab/><text:tab/></text:span><text:span text:style-name="T71">1 obstacle collider</text:span><text:span text:style-name="T315"> (for background, vomit, </text:span><text:span text:style-name="T327">other </text:span><text:span text:style-name="T315">kids, teacher and Alien).</text:span></text:p>
      <text:p text:style-name="P90"><text:tab/><text:tab/><text:span text:style-name="T71">1 Alien detection collider</text:span><text:span text:style-name="T315">.</text:span></text:p>
      <text:p text:style-name="P90"><text:tab/><text:tab/><text:span text:style-name="T71">1 waving collider</text:span><text:span text:style-name="T315">.</text:span></text:p>
      <text:p text:style-name="P90"><text:span text:style-name="T345"><text:tab/><text:tab/></text:span><text:span text:style-name="T84">1 emitter point for their projectiles</text:span><text:span text:style-name="T345">.</text:span></text:p>
      <text:p text:style-name="P90"/>
      <text:p text:style-name="P91"><text:tab/><text:span text:style-name="T85">Vomiting</text:span><text:span text:style-name="T84"> Kids have </text:span><text:span text:style-name="T86">2</text:span><text:span text:style-name="T84"> colliders:</text:span></text:p>
      <text:p text:style-name="P91"><text:span text:style-name="T84"><text:tab/><text:tab/></text:span><text:span text:style-name="T71">1 obstacle collider</text:span><text:span text:style-name="T315"> (for background, vomit, </text:span><text:span text:style-name="T327">other </text:span><text:span text:style-name="T315">kids, teacher and Alien).</text:span></text:p>
      <text:p text:style-name="P91"><text:soft-page-break/><text:tab/><text:tab/><text:span text:style-name="T85">1</text:span><text:span text:style-name="T75"> collider</text:span><text:span text:style-name="T322"> to </text:span><text:span text:style-name="T75">never unleash a vomit puddle that intersects with the background </text:span><text:span text:style-name="T83">colliders</text:span><text:span text:style-name="T345">.</text:span></text:p>
      <text:p text:style-name="P91"/>
      <text:p text:style-name="P91"><text:span text:style-name="T345"><text:tab/></text:span><text:span text:style-name="T85">Crying</text:span><text:span text:style-name="T84"> Kids have </text:span><text:span text:style-name="T99">4</text:span><text:span text:style-name="T85"> </text:span><text:span text:style-name="T84">colliders:</text:span></text:p>
      <text:p text:style-name="P91"><text:span text:style-name="T84"><text:tab/><text:tab/></text:span><text:span text:style-name="T71">1 obstacle collider</text:span><text:span text:style-name="T315"> (for background, vomit, </text:span><text:span text:style-name="T327">other </text:span><text:span text:style-name="T315">kids, teacher and Alien).</text:span></text:p>
      <text:p text:style-name="P91"><text:tab/><text:tab/><text:span text:style-name="T85">1 c</text:span><text:span text:style-name="T75">ollider to detect if they are close enough to the Alien to start kicking him.</text:span></text:p>
      <text:p text:style-name="P91"><text:tab/><text:tab/><text:span text:style-name="T71">1 waving collider</text:span><text:span text:style-name="T315">.</text:span></text:p>
      <text:p text:style-name="P91"><text:span text:style-name="T345"><text:tab/><text:tab/></text:span><text:span text:style-name="T85">1 attack </text:span><text:span text:style-name="T83">collider</text:span><text:span text:style-name="T345">.</text:span></text:p>
      <text:p text:style-name="P83"/>
      <text:p text:style-name="P83"><text:tab/><text:span text:style-name="T72">The </text:span><text:span text:style-name="T86">T</text:span><text:span text:style-name="T72">eacher has 2 colliders:</text:span></text:p>
      <text:p text:style-name="P84"><text:tab/><text:tab/><text:span text:style-name="T71">1 obstacle collider</text:span><text:span text:style-name="T315"> (for background, vomit, kids and the Alien).</text:span></text:p>
      <text:p text:style-name="P84"><text:span text:style-name="T315"><text:tab/><text:tab/></text:span><text:span text:style-name="T71">1 </text:span><text:span text:style-name="T73">fight </text:span><text:span text:style-name="T71">detection collider </text:span><text:span text:style-name="T83">(!)</text:span><text:span text:style-name="T315">.</text:span></text:p>
      <text:p text:style-name="P84"/>
      <text:p text:style-name="P84"><text:tab/><text:span text:style-name="T72">The </text:span><text:span text:style-name="T86">A</text:span><text:span text:style-name="T72">lien has 2 colliders:</text:span></text:p>
      <text:p text:style-name="P84"><text:tab/><text:tab/><text:span text:style-name="T72">1 obstacle collider</text:span><text:span text:style-name="T71"> </text:span><text:span text:style-name="T315">(for background, kids </text:span><text:span text:style-name="T316">and</text:span><text:span text:style-name="T315"> the teacher).</text:span></text:p>
      <text:p text:style-name="P84"><text:tab/><text:tab/><text:span text:style-name="T72">1 “get hit” collider</text:span><text:span text:style-name="T316">.</text:span></text:p>
      <text:p text:style-name="P84"/>
      <text:p text:style-name="P84"><text:tab/><text:span text:style-name="T97">When a projectile hits the Alien, the projectile</text:span><text:span text:style-name="T99"> </text:span><text:span text:style-name="T97">flas</text:span><text:span text:style-name="T99">h</text:span><text:span text:style-name="T102">es</text:span><text:span text:style-name="T97"> white for 1 frame then </text:span><text:span text:style-name="T99">the projectile</text:span><text:span text:style-name="T97"> disappear</text:span><text:span text:style-name="T99">s</text:span><text:span text:style-name="T359">.</text:span></text:p>
      <text:p text:style-name="P84"/>
      <text:p text:style-name="P10">About screen shaders</text:p>
      <text:p text:style-name="P13"/>
      <text:p text:style-name="P72"><text:tab/><text:span text:style-name="T362">The game starts with the basic Screen_Overlay.tscn. It’ll be used everywhere except in game.</text:span></text:p>
      <text:p text:style-name="P73"><text:tab/><text:span text:style-name="T362">When using the Transition screen, </text:span><text:span text:style-name="T363">if</text:span><text:span text:style-name="T362"> needed, we’ll use it also to cross fade between two different screen overlays.</text:span></text:p>
      <text:p text:style-name="P73"><text:span text:style-name="T362"><text:tab/>As all screen overlays use the CRT_2 shader, we’d better extract it from the sets and give him a scene </text:span><text:span text:style-name="T364">to itself</text:span><text:span text:style-name="T362"> in order to help cross fades (as they use a lot the GPU resources) so that </text:span><text:span text:style-name="T364">it</text:span><text:span text:style-name="T362"> won’t need to cross fade </text:span><text:span text:style-name="T364">(it also won’t be animated)</text:span><text:span text:style-name="T362">.</text:span></text:p>
      <text:p text:style-name="P75"><text:tab/>Death.tscn hits without any transition and the Game_Overlay used gets back to its default value (otherwise we won’t be able to read anything).</text:p>
      <text:p text:style-name="P72"><text:tab/><text:span text:style-name="T364">No</text:span><text:span text:style-name="T362"> transition between menu screens.</text:span></text:p>
      <text:p text:style-name="P72"/>
      <text:p text:style-name="P72"/>
      <text:p text:style-name="P72"><text:tab/><text:span text:style-name="T106">Now game overlay scenes incorporate AnimationPlayers so no code is needed but for Game_overlay_1.tscn as we have to randomly choose if Aberration, Brightness, Saturation and Contrast go toward positive or negative values.</text:span></text:p>
      <text:p text:style-name="P72"><text:span text:style-name="T106"><text:tab/></text:span><text:span text:style-name="T228">I made some tests and it happens that transitions between Screen_Overlay.tscn and game overlays aren’t fully accurate… </text:span><text:span text:style-name="T229">We need to find a way to fade between those as Screen_Overlay.tscn do not use the same shaders as game overlays. </text:span><text:span text:style-name="T52">Would using the beam down animation to do that fix the issue?</text:span></text:p>
      <text:p text:style-name="P74"/>
      <text:p text:style-name="P72"><text:tab/><text:span text:style-name="T308">NOTE: a</text:span><text:span text:style-name="T306">s it is, the transition scene doesn’t cross fades between two playing scenes but between a screenshot of the active scene that will replace the scene and the following scene. That’s not “</text:span><text:span text:style-name="T307">perfect”</text:span><text:span text:style-name="T306"> (I don’t know how to cross fade between t</text:span><text:span text:style-name="T308">w</text:span><text:span text:style-name="T306">o “active scenes”. Is there </text:span><text:span text:style-name="T307">even </text:span><text:span text:style-name="T306">a way to do that without asking too much to the GPU?</text:span></text:p>
      <text:p text:style-name="P14"/>
      <text:p text:style-name="P9">“Script” of a game</text:p>
      <text:p text:style-name="P76"/>
      <text:p text:style-name="P79"><text:tab/>Contrary to what you can hear in the “demo”, the music <text:span text:style-name="T379">shouldn’t</text:span> be interrupted by changing menu screens. <text:span text:style-name="T379">The same music (MENUS.wav) plays until the game itself.</text:span></text:p>
      <text:p text:style-name="P76"/>
      <text:p text:style-name="P76"><text:tab/><text:span text:style-name="T361">When starting </text:span><text:span text:style-name="T364">a </text:span><text:span text:style-name="T361">game (using </text:span><text:span text:style-name="T364">the </text:span><text:span text:style-name="T361">Beam me down, Gudrun! Button), we’ll use the transition screen to go to the game itself. Music will cross fade from music of the menus to the game music </text:span><text:span text:style-name="T364">while the transition screen plays</text:span><text:span text:style-name="T361"> (starting with INTRO_GAME.wav music then plying in loop the INGAME.wav music).</text:span></text:p>
      <text:p text:style-name="P76"/>
      <text:p text:style-name="P76"><text:tab/><text:span text:style-name="T361">Death screen will hit without any transition. When hitting the A button on this screen then we’ll use the transition screen again and cross fading music from here </text:span><text:span text:style-name="T362">back </text:span><text:span text:style-name="T361">to the game (just as described above). Any other button will bring back the Menu scene (Menu.tscn) </text:span><text:span text:style-name="T362">with the transition</text:span><text:span text:style-name="T361">.</text:span></text:p>
      <text:p text:style-name="P76"/>
      <text:p text:style-name="P12">About Menus <text:span text:style-name="T376">(and hidden talent)</text:span></text:p>
      <text:p text:style-name="P77"/>
      <text:p text:style-name="P77"><text:tab/><text:span text:style-name="T371">After going one time to the </text:span><text:span text:style-name="T104">Credits.tscn</text:span><text:span text:style-name="T371"> </text:span><text:span text:style-name="T376">and </text:span><text:span text:style-name="T374">back</text:span><text:span text:style-name="T371"> to the previous menu (Menu.tscn)</text:span><text:span text:style-name="T374"> </text:span><text:span text:style-name="T371">then appears the new </text:span><text:span text:style-name="T104">(x)</text:span><text:span text:style-name="T371"> option that allows the player to access the Dialogue.tscn.</text:span></text:p>
      <text:p text:style-name="P77"/>
      <text:p text:style-name="P77"/>
      <text:p text:style-name="P45"><text:span text:style-name="T49">CONDITION to UNLOCK </text:span><text:span text:style-name="T50">Der Techniker</text:span><text:span text:style-name="T49">:</text:span></text:p>
      <text:p text:style-name="P106"/>
      <text:p text:style-name="P80"><text:span text:style-name="T254"><text:tab/></text:span><text:span text:style-name="T203">Watching</text:span><text:span text:style-name="T92"> Dialogue.tscn </text:span><text:span text:style-name="T51">entirely</text:span><text:span text:style-name="T92"> </text:span><text:span text:style-name="T203">allows the access to</text:span><text:span text:style-name="T92"> </text:span><text:span text:style-name="T51">Der Techniker</text:span><text:span text:style-name="T191">.</text:span></text:p>
      <text:p text:style-name="P80"/>
      <text:p text:style-name="P80"/>
      <text:p text:style-name="P46"><text:span text:style-name="T49">CONDITIONS to UNLOCK </text:span><text:span text:style-name="T53">Zufällig</text:span><text:span text:style-name="T49">:</text:span></text:p>
      <text:p text:style-name="P107"/>
      <text:p text:style-name="P116"><text:span text:style-name="T191"><text:tab/></text:span><text:span text:style-name="T235">Dying after 30 seconds.</text:span></text:p>
      <text:p text:style-name="P115"><text:span text:style-name="T53"/></text:p>
      <text:p text:style-name="P115"><text:span text:style-name="T53"/></text:p>
      <text:p text:style-name="P119"><text:span text:style-name="T49">CONDITIONS to UNLOCK </text:span><text:span text:style-name="T54">Kotzsicher</text:span><text:span text:style-name="T49">:</text:span></text:p>
      <text:p text:style-name="P120"/>
      <text:p text:style-name="P116"><text:span text:style-name="T191"><text:tab/></text:span><text:span text:style-name="T235">Dying after 45 seconds.</text:span></text:p>
      <text:p text:style-name="P8">Shaders</text:p>
      <text:p text:style-name="P16"/>
      <text:p text:style-name="P18"><text:tab/><text:span text:style-name="T118">The top overlay is CRT_Overlat.tscn and is always on!</text:span></text:p>
      <text:p text:style-name="P18"/>
      <text:p text:style-name="P18"><text:tab/><text:span text:style-name="T107">By default as in the menus, we use the Screen_Overlay.tscn.</text:span></text:p>
      <text:p text:style-name="P18"/>
      <text:p text:style-name="P18"><text:tab/><text:span text:style-name="T150">The game overlay </text:span><text:span text:style-name="T348">(</text:span><text:span text:style-name="T347">Game_Overlay_1</text:span><text:span text:style-name="T348">(</text:span><text:span text:style-name="T347">or 2 or 3</text:span><text:span text:style-name="T348">)</text:span><text:span text:style-name="T347">.</text:span><text:span text:style-name="T348">tscn</text:span><text:span text:style-name="T347">)</text:span><text:span text:style-name="T150"> is </text:span><text:span text:style-name="T14">randomly</text:span><text:span text:style-name="T150"> selected </text:span><text:span text:style-name="T172">just </text:span><text:span text:style-name="T107">before the transition</text:span><text:span text:style-name="T172"> between </text:span><text:span text:style-name="T107">Beam me down, Gudrun!</text:span><text:span text:style-name="T172"> and the </text:span><text:span text:style-name="T107">Game itself.</text:span><text:span text:style-name="T172"> </text:span><text:span text:style-name="T193">/!\ IT COULD VERY POSSIBLY BE MESSY IN THE TRANSITION!</text:span></text:p>
      <text:p text:style-name="P18"/>
      <text:p text:style-name="P19"><text:span text:style-name="T150"><text:tab/></text:span><text:span text:style-name="T163">If time comes, </text:span><text:span text:style-name="T349">Shutdown_Overlay.tscn</text:span><text:span text:style-name="T163"> is inserted </text:span><text:span text:style-name="T94">between</text:span><text:span text:style-name="T163"> the </text:span><text:span text:style-name="T94">game</text:span><text:span text:style-name="T163"> and </text:span><text:span text:style-name="T347">Game_Overlay_1</text:span><text:span text:style-name="T348">(</text:span><text:span text:style-name="T347">or 2 or 3</text:span><text:span text:style-name="T348">)</text:span><text:span text:style-name="T347">.</text:span><text:span text:style-name="T348">tscn</text:span><text:span text:style-name="T162"> </text:span><text:span text:style-name="T95">AND </text:span><text:span text:style-name="T96">shader </text:span><text:span text:style-name="T95">values are reset instantly</text:span><text:span text:style-name="T278"> (or in the first 2 frames of the shutdown overlay animation </text:span><text:span text:style-name="T279">in order to smooth things out</text:span><text:span text:style-name="T278">, we’ll test that)</text:span><text:span text:style-name="T164">. </text:span><text:span text:style-name="T168">Of course, that will depend on how the project is handled in Godot.</text:span></text:p>
      <text:p text:style-name="P19"/>
      <text:p text:style-name="P19"><text:span text:style-name="T165"><text:tab/></text:span><text:span text:style-name="T107">Going back to Menu means using Screen_Overlay.tscn.</text:span></text:p>
      <text:p text:style-name="P11">A few words about the “demo”</text:p>
      <text:p text:style-name="P17"/>
      <text:p text:style-name="P20"><text:span text:style-name="T165"><text:tab/></text:span><text:span text:style-name="T166">The demo is absolutely irrelevant considering gameplay. </text:span><text:span text:style-name="T167">In the release version of the game, of course, </text:span><text:span text:style-name="T166">Background won’t hurt the alien. As is, it’s just a way so make the Death screen appear.<text:line-break/><text:tab/>As a matter of fact, there’s nothing like gameplay in it. It’s about showing off </text:span><text:span text:style-name="T167">what </text:span><text:span text:style-name="T166">it’s actually graphically looking like, nothing more.</text:span></text:p>
      <text:p text:style-name="P20"/>
      <text:p text:style-name="P64">----------</text:p>
      <text:p text:style-name="P20"/>
      <text:p text:style-name="P78"><text:span text:style-name="T373"><text:tab/></text:span><text:span text:style-name="T253">Here’s the text in the Dialogue scene</text:span><text:span text:style-name="T373">, </text:span><text:span text:style-name="T375">(</text:span><text:span text:style-name="T378">heavily</text:span><text:span text:style-name="T375">) inspired by Alexandre Astier’s Kaamelott</text:span><text:span text:style-name="T373">:</text:span></text:p>
      <text:p text:style-name="P78"/>
      <text:p text:style-name="P78"><text:span text:style-name="T227"><text:tab/>- Hail </text:span><text:span text:style-name="T224">Brünhild</text:span><text:span text:style-name="T227">!<text:line-break/><text:tab/>- Hail Hildegard, </text:span><text:span text:style-name="T225">O</text:span><text:span text:style-name="T227"> great </text:span><text:span text:style-name="T226">Tep</text:span><text:span text:style-name="T227">endicular of all!<text:line-break/><text:tab/>- </text:span><text:span text:style-name="T224">Brünhild</text:span><text:span text:style-name="T227">, we need you for a mission of the utmost importance this day, </text:span><text:span text:style-name="T225">O</text:span><text:span text:style-name="T227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25">this</text:span><text:span text:style-name="T227"> planet is on the verge of extinction. We need to...<text:line-break/><text:tab/>- Say no more O Hildegard, I'm </text:span><text:span text:style-name="T224">going</text:span><text:span text:style-name="T227"> immediately!</text:span></text:p>
      <text:p text:style-name="P3">Options</text:p>
      <text:p text:style-name="P53"/>
      <text:p text:style-name="P67"><text:tab/><text:span text:style-name="T281">Adding 1</text:span><text:span text:style-name="T184"> </text:span><text:span text:style-name="T179">more </text:span><text:span text:style-name="T184">difficulty mode </text:span><text:span text:style-name="T177">to the normal one</text:span><text:span text:style-name="T184">: </text:span><text:span text:style-name="T136">Super Hyper Mega </text:span><text:span text:style-name="T137">Hardcore</text:span><text:span text:style-name="T184"> (more enemies moving and attacking quickly, nerfed Alien skills, slower Alien, </text:span><text:span text:style-name="T180">enemies dealing more damage</text:span><text:span text:style-name="T184">).</text:span></text:p>
      <text:p text:style-name="P66"><text:span text:style-name="T184"><text:tab/></text:span><text:span text:style-name="T185">Up to 4 </text:span><text:span text:style-name="T186">Alien</text:span><text:span text:style-name="T178">s</text:span><text:span text:style-name="T185"> simultaneously </text:span><text:span text:style-name="T188">(bigger map)</text:span><text:span text:style-name="T185">.</text:span></text:p>
      <text:p text:style-name="P68"><text:span text:style-name="T128"><text:tab/></text:span><text:span text:style-name="T177">O</text:span><text:span text:style-name="T128">nline mode.</text:span></text:p>
      <text:p text:style-name="P68"><text:span text:style-name="T148"><text:tab/></text:span><text:span text:style-name="T257">Adding new Alien</text:span><text:span text:style-name="T294">s</text:span><text:span text:style-name="T257"> would be great.</text:span></text:p>
      <text:p text:style-name="P71"><text:tab/>Adding new skillls.</text:p>
      <text:p text:style-name="P65"><text:tab/><text:span text:style-name="T257">Adding new </text:span>enemies<text:span text:style-name="T257"> </text:span><text:span text:style-name="T281">(with new behaviors) </text:span><text:span text:style-name="T257">would be great </text:span>too<text:span text:style-name="T257">.</text:span></text:p>
      <text:p text:style-name="P57"><text:tab/>With a lot of courage, new maps would also be added…</text:p>
      <text:p text:style-name="P6">What we borrowed from the world outside:</text:p>
      <text:p text:style-name="P7"/>
      <text:p text:style-name="P96"><text:span text:style-name="T317">Assets from </text:span><text:a xlink:type="simple" xlink:href="http://animallogic.com/alab/" text:style-name="Internet_20_link" text:visited-style-name="Visited_20_Internet_20_Link">Animallogic</text:a></text:p>
      <text:p text:style-name="P96"><text:span text:style-name="T318">Fonts</text:span><text:span text:style-name="T317"> from </text:span><text:a xlink:type="simple" xlink:href="http://www.iconian.com/" text:style-name="Internet_20_link" text:visited-style-name="Visited_20_Internet_20_Link">Iconian Fonts</text:a></text:p>
      <text:p text:style-name="P110"><text:span text:style-name="T158">Sound</text:span><text:span text:style-name="T159">s</text:span><text:span text:style-name="T158"> from </text:span><text:a xlink:type="simple" xlink:href="http://www.mixkit.co/" text:style-name="Internet_20_link" text:visited-style-name="Visited_20_Internet_20_Link"><text:span text:style-name="T299">Mixkit.co</text:span></text:a><text:span text:style-name="T169">, </text:span><text:a xlink:type="simple" xlink:href="http://freesound.org/" text:style-name="Internet_20_link" text:visited-style-name="Visited_20_Internet_20_Link"><text:span text:style-name="T299">Freesound.org</text:span></text:a><text:span text:style-name="T170">, </text:span><text:a xlink:type="simple" xlink:href="http://www.quicksounds.com/" text:style-name="Internet_20_link" text:visited-style-name="Visited_20_Internet_20_Link"><text:span text:style-name="T321">Quicksounds.com</text:span></text:a></text:p>
      <text:p text:style-name="P109"><text:span text:style-name="T156">Video shaders by </text:span><text:a xlink:type="simple" xlink:href="http://twitter.com/ahopness/" text:style-name="Internet_20_link" text:visited-style-name="Visited_20_Internet_20_Link"><text:span text:style-name="T299">Ahopness</text:span></text:a><text:span text:style-name="T156"> </text:span><text:span text:style-name="T157">(original shaders by: </text:span><text:span text:style-name="T208">Timothy Lottes, Keijiro, Ehj1, FMS_Cat),</text:span><text:span text:style-name="T155"> </text:span><text:a xlink:type="simple" xlink:href="http://godotshaders.com/author/arlez80/" text:style-name="Internet_20_link" text:visited-style-name="Visited_20_Internet_20_Link"><text:span text:style-name="T299">Yui Kinomoto</text:span></text:a><text:span text:style-name="T171">, </text:span><text:a xlink:type="simple" xlink:href="http://godotshaders.com/author/pend00/" text:style-name="Internet_20_link" text:visited-style-name="Visited_20_Internet_20_Link"><text:span text:style-name="T320">Peter Höglund</text:span></text:a></text:p>
      <text:p text:style-name="P112"><text:a xlink:type="simple" xlink:href="http://www.youtube.com/@Gdquest" text:style-name="Internet_20_link" text:visited-style-name="Visited_20_Internet_20_Link"><text:span text:style-name="T357">S</text:span></text:a><text:span text:style-name="T357">tuff from </text:span><text:a xlink:type="simple" xlink:href="http://www.youtube.com/@PlayWithFurcifer" text:style-name="Internet_20_link" text:visited-style-name="Visited_20_Internet_20_Link"><text:span text:style-name="T365">Play</text:span><text:span text:style-name="T366">W</text:span><text:span text:style-name="T365">ithFurcifer</text:span></text:a><text:span text:style-name="T367">, </text:span><text:a xlink:type="simple" xlink:href="http://www.youtube.com/@jontopielski6227" text:style-name="Internet_20_link" text:visited-style-name="Visited_20_Internet_20_Link"><text:span text:style-name="T368">Jon Topielski</text:span></text:a><text:span text:style-name="T368">, </text:span></text:p>
      <text:p text:style-name="P111"/>
      <text:p text:style-name="P89">Did we forget something/<text:span text:style-name="T319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22T19:01:05.144000000</dc:date>
    <meta:editing-duration>P1DT5H42M29S</meta:editing-duration>
    <meta:editing-cycles>159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2" meta:word-count="2715" meta:character-count="16287" meta:non-whitespace-character-count="13544"/>
  </office:meta>
</office:document-meta>
</file>